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OpenSymbol2" svg:font-family="OpenSymbol" style:font-adornments="Regular" style:font-pitch="variable" style:font-charset="x-symbol"/>
    <style:font-face style:name="Droid Sans Mono" svg:font-family="'Droid Sans Mono', monospace, monospace, 'Droid Sans Fallback'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775cm" fo:margin-left="6.586cm" fo:margin-top="0cm" fo:margin-bottom="0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1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fo:padding-left="0.092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2cm" fo:padding-right="0.097cm" fo:padding-top="0.097cm" fo:padding-bottom="0.097cm" fo:border="0.25pt solid #000000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paragraph-rsid="001bbfd0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1bbfd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paragraph-rsid="001bbfd0" style:font-size-asian="14pt" style:font-size-complex="14pt"/>
    </style:style>
    <style:style style:name="P7" style:family="paragraph" style:parent-style-name="Standard" style:list-style-name="WWNum1">
      <style:paragraph-properties fo:text-align="start" style:justify-single-word="false"/>
      <style:text-properties style:font-name="Times New Roman" fo:font-size="14pt" officeooo:paragraph-rsid="001bbfd0" style:font-size-asian="14pt" style:font-size-complex="14pt"/>
    </style:style>
    <style:style style:name="P8" style:family="paragraph" style:parent-style-name="Standard" style:list-style-name="WWNum2">
      <style:paragraph-properties fo:text-align="start" style:justify-single-word="false"/>
      <style:text-properties style:font-name="Times New Roman" fo:font-size="14pt" officeooo:paragraph-rsid="001bbfd0" style:font-size-asian="14pt" style:font-size-complex="14pt"/>
    </style:style>
    <style:style style:name="P9" style:family="paragraph" style:parent-style-name="Standard" style:list-style-name="WWNum3">
      <style:paragraph-properties fo:text-align="start" style:justify-single-word="false"/>
      <style:text-properties style:font-name="Times New Roman" fo:font-size="14pt" officeooo:paragraph-rsid="001bbfd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1bbfd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bfd0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 New Roman" fo:font-size="14pt" officeooo:paragraph-rsid="001d6e38" style:font-size-asian="14pt" style:font-size-complex="14pt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 New Roman" fo:font-size="14pt" fo:font-weight="bold" officeooo:paragraph-rsid="001bbfd0" style:font-size-asian="14pt" style:font-weight-asian="bold" style:font-size-complex="14pt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6" style:family="paragraph" style:parent-style-name="Standard" style:master-page-name="Converted1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7" style:family="paragraph" style:parent-style-name="Text_20_body">
      <style:text-properties style:font-name="Times New Roman" fo:font-size="14pt" fo:language="en" fo:country="US" fo:font-weight="normal" officeooo:paragraph-rsid="001bbfd0" style:font-size-asian="14pt" style:font-weight-asian="normal" style:font-name-complex="Times New Roman1" style:font-size-complex="14pt" style:font-weight-complex="normal"/>
    </style:style>
    <style:style style:name="P18" style:family="paragraph" style:parent-style-name="Table_20_Contents">
      <style:paragraph-properties fo:margin-top="0cm" fo:margin-bottom="0.353cm" loext:contextual-spacing="false" text:number-lines="false" text:line-number="0"/>
      <style:text-properties style:font-name="Times New Roman" fo:font-size="14pt" style:font-size-asian="14pt" style:font-size-complex="14pt"/>
    </style:style>
    <style:style style:name="P19" style:family="paragraph" style:parent-style-name="Table_20_Contents">
      <style:paragraph-properties fo:margin-top="0cm" fo:margin-bottom="0.353cm" loext:contextual-spacing="false"/>
      <style:text-properties style:font-name="Times New Roman" fo:font-size="14pt" style:font-size-asian="14pt" style:font-size-complex="14pt"/>
    </style:style>
    <style:style style:name="P20" style:family="paragraph" style:parent-style-name="Table_20_Contents">
      <style:paragraph-properties fo:margin-top="0cm" fo:margin-bottom="0.353cm" loext:contextual-spacing="false" style:snap-to-layout-grid="false"/>
      <style:text-properties style:font-name="Times New Roman" fo:font-size="14pt" style:font-size-asian="14pt" style:font-size-complex="14pt"/>
    </style:style>
    <style:style style:name="P21" style:family="paragraph" style:parent-style-name="Preformatted_20_Text">
      <style:paragraph-properties fo:text-align="start" style:justify-single-word="false"/>
      <style:text-properties style:font-name="Times New Roman" fo:font-size="14pt" officeooo:paragraph-rsid="001bbfd0" style:font-size-asian="14pt" style:font-name-complex="Times New Roman1" style:font-size-complex="14pt"/>
    </style:style>
    <style:style style:name="P22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officeooo:paragraph-rsid="001bbfd0"/>
    </style:style>
    <style:style style:name="P23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 New Roman" fo:font-size="12pt" fo:letter-spacing="normal" fo:language="en" fo:country="US" fo:font-style="normal" fo:font-weight="normal" officeooo:paragraph-rsid="001bbfd0" style:font-size-asian="12pt" style:font-style-asian="normal" style:font-weight-asian="normal" style:font-size-complex="12pt" style:font-weight-complex="normal"/>
    </style:style>
    <style:style style:name="P24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 New Roman" fo:font-size="14pt" fo:letter-spacing="normal" fo:font-style="normal" fo:font-weight="normal" officeooo:paragraph-rsid="001bbfd0" style:font-size-asian="14pt" style:font-style-asian="normal" style:font-weight-asian="normal" style:font-size-complex="14pt"/>
    </style:style>
    <style:style style:name="P25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 New Roman" fo:font-size="14pt" fo:letter-spacing="normal" fo:font-style="normal" fo:font-weight="bold" officeooo:paragraph-rsid="001bbfd0" style:font-size-asian="14pt" style:font-style-asian="normal" style:font-weight-asian="bold" style:font-size-complex="14pt" style:font-weight-complex="bold"/>
    </style:style>
    <style:style style:name="P26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1bbfd0" style:font-size-asian="14pt" style:font-style-asian="normal" style:font-weight-asian="normal" style:font-size-complex="14pt"/>
    </style:style>
    <style:style style:name="P27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1bbfd0" style:font-size-asian="14pt" style:font-style-asian="normal" style:font-weight-asian="normal" style:font-size-complex="14pt" style:font-weight-complex="normal"/>
    </style:style>
    <style:style style:name="P28" style:family="paragraph" style:parent-style-name="Preformatted_20_Text">
      <loext:graphic-properties draw:fill="solid" draw:fill-color="#ffffff"/>
      <style:paragraph-properties fo:margin-top="0cm" fo:margin-bottom="0cm" loext:contextual-spacing="false" fo:text-align="center" style:justify-single-word="false" fo:orphans="2" fo:widows="2" fo:background-color="#ffffff"/>
      <style:text-properties style:font-name="Times New Roman" fo:font-size="14pt" officeooo:paragraph-rsid="001d6e38" style:font-size-asian="14pt" style:font-size-complex="14pt"/>
    </style:style>
    <style:style style:name="P29" style:family="paragraph" style:parent-style-name="Preformatted_20_Text">
      <loext:graphic-properties draw:fill="solid" draw:fill-color="#ffffff"/>
      <style:paragraph-properties fo:margin-top="0cm" fo:margin-bottom="0cm" loext:contextual-spacing="false" fo:text-align="center" style:justify-single-word="false" fo:orphans="2" fo:widows="2" fo:background-color="#ffffff"/>
      <style:text-properties style:font-name="Times New Roman" fo:font-size="14pt" officeooo:paragraph-rsid="001bbfd0" style:font-size-asian="14pt" style:font-size-complex="14pt"/>
    </style:style>
    <style:style style:name="P30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 New Roman" fo:font-size="14pt" officeooo:paragraph-rsid="001d6e38" style:font-size-asian="14pt" style:font-size-complex="14pt"/>
    </style:style>
    <style:style style:name="P31" style:family="paragraph" style:parent-style-name="Preformatted_20_Text" style:list-style-name="WWNum4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 New Roman" fo:font-size="14pt" officeooo:paragraph-rsid="001d6e38" style:font-size-asian="14pt" style:font-size-complex="14pt"/>
    </style:style>
    <style:style style:name="P32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 New Roman" fo:font-size="14pt" officeooo:paragraph-rsid="001bbfd0" style:font-size-asian="14pt" style:font-size-complex="14pt"/>
    </style:style>
    <style:style style:name="P33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 New Roman" fo:font-size="14pt" officeooo:rsid="001d854a" officeooo:paragraph-rsid="001d854a" style:font-size-asian="14pt" style:font-size-complex="14pt"/>
    </style:style>
    <style:style style:name="P34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 New Roman" fo:font-size="14pt" fo:font-weight="bold" officeooo:rsid="001d854a" officeooo:paragraph-rsid="001d854a" style:font-size-asian="14pt" style:font-weight-asian="bold" style:font-size-complex="14pt" style:font-weight-complex="bold"/>
    </style:style>
    <style:style style:name="P35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 New Roman" fo:font-size="14pt" fo:font-weight="bold" officeooo:paragraph-rsid="001bbfd0" style:font-size-asian="14pt" style:font-weight-asian="bold" style:font-size-complex="14pt" style:font-weight-complex="bold"/>
    </style:style>
    <style:style style:name="P36" style:family="paragraph" style:parent-style-name="Preformatted_20_Text">
      <loext:graphic-properties draw:fill="solid" draw:fill-color="#ffffff"/>
      <style:paragraph-properties fo:margin-top="0cm" fo:margin-bottom="0cm" loext:contextual-spacing="false" fo:text-align="center" style:justify-single-word="false" fo:orphans="2" fo:widows="2" fo:background-color="#ffffff"/>
      <style:text-properties style:font-name="Times New Roman" fo:font-size="14pt" fo:font-weight="normal" officeooo:paragraph-rsid="001bbfd0" style:font-size-asian="14pt" style:font-weight-asian="normal" style:font-size-complex="14pt" style:font-weight-complex="normal"/>
    </style:style>
    <style:style style:name="P37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 New Roman" fo:font-size="14pt" fo:font-weight="normal" officeooo:paragraph-rsid="001bbfd0" style:font-size-asian="14pt" style:font-weight-asian="normal" style:font-size-complex="14pt" style:font-weight-complex="normal"/>
    </style:style>
    <style:style style:name="P38" style:family="paragraph" style:parent-style-name="Preformatted_20_Text">
      <loext:graphic-properties draw:fill="solid" draw:fill-color="#ffffff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 New Roman" fo:font-size="14pt" fo:font-weight="normal" officeooo:rsid="001d854a" officeooo:paragraph-rsid="001d854a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fo:font-weight="bold" officeooo:rsid="001bbfd0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name-complex="Times New Roman1" style:font-size-complex="14pt"/>
    </style:style>
    <style:style style:name="T11" style:family="text">
      <style:text-properties fo:font-size="14pt" fo:font-weight="bold" style:font-size-asian="14pt" style:font-weight-asian="bold" style:font-name-complex="Times New Roman1" style:font-size-complex="14pt"/>
    </style:style>
    <style:style style:name="T12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fo:font-size="14pt" fo:language="ru" fo:country="RU" fo:font-weight="bold" officeooo:rsid="001bbfd0" style:font-size-asian="14pt" style:font-weight-asian="bold" style:font-name-complex="Times New Roman1" style:font-size-complex="14pt" style:font-weight-complex="bold"/>
    </style:style>
    <style:style style:name="T15" style:family="text">
      <style:text-properties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17" style:family="text">
      <style:text-properties fo:font-size="12pt" fo:language="en" fo:country="US" style:font-size-asian="12pt" style:font-name-complex="Times New Roman1" style:font-size-complex="12pt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Times New Roman" fo:font-size="14pt" fo:letter-spacing="normal" fo:language="ru" fo:country="RU" fo:font-style="normal" style:font-size-asian="14pt" style:font-style-asian="normal" style:font-size-complex="14pt"/>
    </style:style>
    <style:style style:name="T20" style:family="text">
      <style:text-properties fo:font-variant="normal" fo:text-transform="none" fo:color="#000000" style:font-name="Times New Roman" fo:font-size="14pt" fo:letter-spacing="normal" fo:language="en" fo:country="US" fo:font-style="normal" fo:font-weight="bold" style:font-size-asian="14pt" style:font-style-asian="normal" style:font-weight-asian="bold" style:font-size-complex="14pt" style:font-weight-complex="bold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Times New Roman" fo:font-size="12pt" fo:letter-spacing="normal" fo:language="en" fo:country="US" fo:font-style="normal" style:font-size-asian="12pt" style:font-style-asian="normal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size-asian="12pt" style:font-style-asian="normal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officeooo:rsid="001d854a" style:font-size-asian="12pt" style:font-style-asian="normal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d6e38" style:font-size-asian="12pt" style:font-style-asian="normal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/>
    </style:style>
    <style:style style:name="T31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weight-complex="bold"/>
    </style:style>
    <style:style style:name="T32" style:family="text">
      <style:text-properties fo:font-variant="normal" fo:text-transform="none" fo:color="#000000" fo:font-size="14pt" fo:letter-spacing="normal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T33" style:family="text">
      <style:text-properties fo:font-variant="normal" fo:text-transform="none" fo:color="#000000" fo:font-size="14pt" fo:letter-spacing="normal" fo:language="ru" fo:country="RU" fo:font-style="normal" style:font-size-asian="14pt" style:font-style-asian="normal" style:font-size-complex="14pt"/>
    </style:style>
    <style:style style:name="T34" style:family="text">
      <style:text-properties fo:font-variant="normal" fo:text-transform="none" fo:color="#000000" fo:font-size="14pt" fo:letter-spacing="normal" fo:language="en" fo:country="US" fo:font-style="normal" fo:font-weight="bold" style:font-size-asian="14pt" style:font-style-asian="normal" style:font-weight-asian="bold" style:font-size-complex="14pt" style:font-weight-complex="bold"/>
    </style:style>
    <style:style style:name="T35" style:family="text">
      <style:text-properties fo:font-variant="normal" fo:text-transform="none" fo:color="#000000" fo:font-size="12pt" fo:letter-spacing="normal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T36" style:family="text">
      <style:text-properties fo:font-variant="normal" fo:text-transform="none" fo:color="#000000" fo:font-size="12pt" fo:letter-spacing="normal" fo:language="ru" fo:country="RU" fo:font-style="normal" fo:font-weight="normal" officeooo:rsid="001d6e38" style:font-size-asian="12pt" style:font-style-asian="normal" style:font-weight-asian="normal" style:font-size-complex="12pt" style:font-weight-complex="normal"/>
    </style:style>
    <style:style style:name="T37" style:family="text">
      <style:text-properties fo:font-variant="normal" fo:text-transform="none" fo:color="#000000" fo:font-size="12pt" fo:letter-spacing="normal" fo:language="ru" fo:country="RU" fo:font-style="normal" fo:font-weight="normal" style:font-size-asian="12pt" style:font-style-asian="normal" style:font-weight-asian="normal" style:font-size-complex="12pt" style:font-weight-complex="bold"/>
    </style:style>
    <style:style style:name="T38" style:family="text">
      <style:text-properties fo:font-variant="normal" fo:text-transform="none" fo:color="#000000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39" style:family="text">
      <style:text-properties fo:font-variant="normal" fo:text-transform="none" fo:color="#000000" fo:font-size="12pt" fo:letter-spacing="normal" fo:language="en" fo:country="US" fo:font-style="normal" fo:font-weight="normal" style:font-size-asian="12pt" style:font-style-asian="normal" style:font-weight-asian="normal" style:font-size-complex="12pt"/>
    </style:style>
    <style:style style:name="T40" style:family="text">
      <style:text-properties fo:font-variant="normal" fo:text-transform="none" fo:color="#000000" fo:font-size="12pt" fo:letter-spacing="normal" fo:language="en" fo:country="US" fo:font-style="normal" style:font-size-asian="12pt" style:font-style-asian="normal" style:font-size-complex="12pt"/>
    </style:style>
    <style:style style:name="T41" style:family="text">
      <style:text-properties fo:font-variant="normal" fo:text-transform="none" fo:color="#000000" fo:font-size="12pt" fo:letter-spacing="normal" fo:language="en" fo:country="US" fo:font-style="normal" fo:font-weight="bold" style:font-size-asian="12pt" style:font-style-asian="normal" style:font-weight-asian="bold" style:font-size-complex="12pt" style:font-weight-complex="bold"/>
    </style:style>
    <style:style style:name="T42" style:family="text">
      <style:text-properties fo:font-variant="normal" fo:text-transform="none" fo:color="#000000" fo:font-size="12pt" fo:letter-spacing="normal" fo:language="en" fo:country="US" fo:font-style="normal" fo:font-weight="bold" officeooo:rsid="001d854a" style:font-size-asian="12pt" style:font-style-asian="normal" style:font-weight-asian="bold" style:font-size-complex="12pt" style:font-weight-complex="bold"/>
    </style:style>
    <style:style style:name="T43" style:family="text">
      <style:text-properties fo:font-variant="normal" fo:text-transform="none" fo:color="#000000" fo:font-size="12pt" fo:letter-spacing="normal" style:font-size-asian="12pt" style:font-size-complex="12pt"/>
    </style:style>
    <style:style style:name="T44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/>
    </style:style>
    <style:style style:name="T45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Times New Roman" fo:letter-spacing="normal" fo:language="en" fo:country="US" fo:font-style="normal" fo:font-weight="normal" style:font-style-asian="normal" style:font-weight-asian="normal" style:font-weight-complex="normal"/>
    </style:style>
    <style:style style:name="T47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48" style:family="text">
      <style:text-properties fo:font-variant="normal" fo:text-transform="none" fo:color="#000000" fo:letter-spacing="normal" fo:language="ru" fo:country="RU" fo:font-style="normal" fo:font-weight="bold" style:font-style-asian="normal" style:font-weight-asian="bold" style:font-weight-complex="bold"/>
    </style:style>
    <style:style style:name="T49" style:family="text">
      <style:text-properties fo:font-variant="normal" fo:text-transform="none" fo:color="#000000" fo:letter-spacing="normal" fo:language="ru" fo:country="RU" fo:font-style="normal" fo:font-weight="normal" style:font-style-asian="normal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ru" fo:country="RU" fo:font-style="normal" fo:font-weight="normal" officeooo:rsid="001d6e38" style:font-style-asian="normal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ru" fo:country="RU" fo:font-style="normal" fo:font-weight="normal" style:font-style-asian="normal" style:font-weight-asian="normal" style:font-weight-complex="bold"/>
    </style:style>
    <style:style style:name="T52" style:family="text">
      <style:text-properties fo:font-variant="normal" fo:text-transform="none" fo:color="#000000" fo:letter-spacing="normal" fo:language="ru" fo:country="RU" fo:font-style="normal" style:font-style-asian="normal"/>
    </style:style>
    <style:style style:name="T53" style:family="text">
      <style:text-properties fo:font-variant="normal" fo:text-transform="none" fo:color="#000000" fo:letter-spacing="normal" fo:language="en" fo:country="US" fo:font-style="normal" fo:font-weight="normal" style:font-style-asian="normal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en" fo:country="US" fo:font-style="normal" fo:font-weight="normal" style:font-style-asian="normal" style:font-weight-asian="normal"/>
    </style:style>
    <style:style style:name="T55" style:family="text">
      <style:text-properties fo:font-variant="normal" fo:text-transform="none" fo:color="#000000" fo:letter-spacing="normal" fo:language="en" fo:country="US" fo:font-style="normal" style:font-style-asian="normal"/>
    </style:style>
    <style:style style:name="T56" style:family="text">
      <style:text-properties fo:font-variant="normal" fo:text-transform="none" fo:color="#000000" fo:letter-spacing="normal" fo:language="en" fo:country="US" fo:font-style="normal" fo:font-weight="bold" style:font-style-asian="normal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en" fo:country="US" fo:font-style="normal" fo:font-weight="bold" officeooo:rsid="001d854a" style:font-style-asian="normal" style:font-weight-asian="bold" style:font-weight-complex="bold"/>
    </style:style>
    <style:style style:name="T58" style:family="text">
      <style:text-properties fo:font-variant="normal" fo:text-transform="none" fo:color="#000000" fo:letter-spacing="normal"/>
    </style:style>
    <style:style style:name="T59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60" style:family="text">
      <style:text-properties fo:language="ru" fo:country="RU" fo:font-weight="normal" style:font-weight-asian="normal" style:font-name-complex="Times New Roman1" style:font-weight-complex="normal"/>
    </style:style>
    <style:style style:name="T61" style:family="text">
      <style:text-properties fo:language="ru" fo:country="RU" fo:font-weight="bold" style:font-weight-asian="bold" style:font-name-complex="Times New Roman1" style:font-weight-complex="bold"/>
    </style:style>
    <style:style style:name="T62" style:family="text">
      <style:text-properties fo:language="ru" fo:country="RU" fo:font-weight="bold" officeooo:rsid="001bbfd0" style:font-weight-asian="bold" style:font-name-complex="Times New Roman1" style:font-weight-complex="bold"/>
    </style:style>
    <style:style style:name="T63" style:family="text">
      <style:text-properties fo:language="ru" fo:country="RU" style:font-name-complex="Times New Roman1"/>
    </style:style>
    <style:style style:name="T64" style:family="text">
      <style:text-properties officeooo:rsid="001d6e38"/>
    </style:style>
    <style:style style:name="T65" style:family="text">
      <style:text-properties style:font-weight-complex="normal"/>
    </style:style>
    <style:style style:name="T66" style:family="text">
      <style:text-properties style:font-name-complex="Times New Roman1"/>
    </style:style>
    <style:style style:name="T67" style:family="text">
      <style:text-properties fo:font-weight="bold" style:font-weight-asian="bold" style:font-name-complex="Times New Roman1"/>
    </style:style>
    <style:style style:name="T68" style:family="text">
      <style:text-properties fo:font-weight="normal" style:font-weight-asian="normal" style:font-name-complex="Times New Roman1" style:font-weight-complex="normal"/>
    </style:style>
    <style:style style:name="T69" style:family="text">
      <style:text-properties fo:language="en" fo:country="US" fo:font-weight="normal" style:font-weight-asian="normal" style:font-name-complex="Times New Roman1" style:font-weight-complex="normal"/>
    </style:style>
    <style:style style:name="T70" style:family="text">
      <style:text-properties fo:language="en" fo:country="US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66">Московский Авиационный Институт</text:span></text:p>
      <text:p text:style-name="P4"><text:span text:style-name="T66">(Национальный исследовательский Университет)</text:span></text:p>
      <text:p text:style-name="P1"/>
      <text:p text:style-name="P1"/>
      <text:p text:style-name="P4"><text:span text:style-name="T66">Факультет: «Информационные технологии и прикладная математика»</text:span></text:p>
      <text:p text:style-name="P4"><text:span text:style-name="T66">Кафедра: 806 «Вычислительная математика и программирование»</text:span></text:p>
      <text:p text:style-name="P1"/>
      <text:p text:style-name="P1"/>
      <text:p text:style-name="P1"/>
      <text:p text:style-name="P1"/>
      <text:p text:style-name="P4"><text:span text:style-name="T67">Лабораторная работа №3</text:span></text:p>
      <text:p text:style-name="P4"><text:span text:style-name="T67">по курсу «ООП»</text:span></text:p>
      <text:p text:style-name="P4"/>
      <text:p text:style-name="P10"/>
      <text:p text:style-name="P10"/>
      <text:p text:style-name="P10"/>
      <text:p text:style-name="P4"><text:span text:style-name="T67">Тема:</text:span></text:p>
      <text:p text:style-name="P4"><text:span text:style-name="T67">Наследование. Полиморфизм.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Студент:</text:p>
          </table:table-cell>
          <table:table-cell table:style-name="Таблица1.B1" office:value-type="string">
            <text:p text:style-name="P18">Обыденкова Ю.Ю.</text:p>
          </table:table-cell>
        </table:table-row>
        <table:table-row table:style-name="Таблица1.1">
          <table:table-cell table:style-name="Таблица1.A1" office:value-type="string">
            <text:p text:style-name="P18">Группа:</text:p>
          </table:table-cell>
          <table:table-cell table:style-name="Таблица1.B1" office:value-type="string">
            <text:p text:style-name="P18">М80-208Б-18</text:p>
          </table:table-cell>
        </table:table-row>
        <table:table-row table:style-name="Таблица1.1">
          <table:table-cell table:style-name="Таблица1.A1" office:value-type="string">
            <text:p text:style-name="P18">Преподаватель:</text:p>
          </table:table-cell>
          <table:table-cell table:style-name="Таблица1.B1" office:value-type="string">
            <text:p text:style-name="P18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19">Вариант:</text:p>
          </table:table-cell>
          <table:table-cell table:style-name="Таблица1.B1" office:value-type="string">
            <text:p text:style-name="P19">18</text:p>
          </table:table-cell>
        </table:table-row>
        <table:table-row table:style-name="Таблица1.5">
          <table:table-cell table:style-name="Таблица1.A1" office:value-type="string">
            <text:p text:style-name="P18">Оценка:</text:p>
          </table:table-cell>
          <table:table-cell table:style-name="Таблица1.B1" office:value-type="string">
            <text:p text:style-name="P20"/>
          </table:table-cell>
        </table:table-row>
        <table:table-row table:style-name="Таблица1.6">
          <table:table-cell table:style-name="Таблица1.A1" office:value-type="string">
            <text:p text:style-name="P18">Дата:</text:p>
          </table:table-cell>
          <table:table-cell table:style-name="Таблица1.B1" office:value-type="string">
            <text:p text:style-name="P2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66">Москва</text:span></text:p>
      <text:p text:style-name="P4"><text:span text:style-name="T68">2019</text:span></text:p>
      <text:p text:style-name="P16"><text:span text:style-name="T60"/></text:p>
      <text:p text:style-name="P5"><text:span text:style-name="T69"/></text:p>
      <text:p text:style-name="P12"><text:span text:style-name="T63">Цель:</text:span></text:p>
      <text:list xml:id="list1145733713" text:style-name="WWNum1">
        <text:list-item>
          <text:p text:style-name="P7"><text:span text:style-name="T60">Изучение механизмов работы наследования в </text:span><text:span text:style-name="T69">C++</text:span></text:p>
        </text:list-item>
      </text:list>
      <text:p text:style-name="P5"><text:span text:style-name="T61">Задание(Вариант 1</text:span><text:span text:style-name="T62">8</text:span><text:span text:style-name="T61">)</text:span></text:p>
      <text:p text:style-name="P6"><text:span text:style-name="T60">Разработать классы треугольник, квадрат, прямоугольник, которые должны наследоваться от базового класса </text:span><text:span text:style-name="T69">Figure. </text:span><text:span text:style-name="T60">Фигуры являются фигурами вращения. Все классы должны поддерживать набор общих методов:</text:span></text:p>
      <text:list xml:id="list3367394420" text:style-name="WWNum2">
        <text:list-item>
          <text:p text:style-name="P8"><text:span text:style-name="T60">вычисление геометрического центра фигуры</text:span></text:p>
        </text:list-item>
        <text:list-item>
          <text:p text:style-name="P8"><text:span text:style-name="T60">вывод в стандартный поток вывода </text:span><text:span text:style-name="T69">std::cout </text:span><text:span text:style-name="T60">координат вершин фигуры</text:span></text:p>
        </text:list-item>
        <text:list-item>
          <text:p text:style-name="P8"><text:span text:style-name="T60">вычисление площади фигуры</text:span></text:p>
        </text:list-item>
      </text:list>
      <text:p text:style-name="P6"><text:span text:style-name="T60">Составить программу, которая позволяет:</text:span></text:p>
      <text:list xml:id="list330522170" text:style-name="WWNum3">
        <text:list-item>
          <text:p text:style-name="P9"><text:span text:style-name="T60">вводить из стандартного ввода </text:span><text:span text:style-name="T69">std::cin</text:span><text:span text:style-name="T60"> фигуры, согласно варианту задания</text:span></text:p>
        </text:list-item>
        <text:list-item>
          <text:p text:style-name="P9"><text:span text:style-name="T60">сохранять созданные фигуры в динамический массив </text:span><text:span text:style-name="T69">std::vector&lt;Figure*&gt;</text:span></text:p>
        </text:list-item>
        <text:list-item>
          <text:p text:style-name="P9"><text:span text:style-name="T60">вызывать для всего массива общие функции</text:span></text:p>
        </text:list-item>
        <text:list-item>
          <text:p text:style-name="P9"><text:span text:style-name="T64">у</text:span>далять из массива фигуру по индексу;</text:p>
        </text:list-item>
      </text:list>
      <text:p text:style-name="P6"/>
      <text:p text:style-name="P13"/>
      <text:p text:style-name="P28"><text:span text:style-name="T48">Объяснение работы программы</text:span></text:p>
      <text:p text:style-name="P30"><text:span text:style-name="T49">На ввод подаются команда </text:span><text:span text:style-name="T53">com1. </text:span><text:span text:style-name="T49">Если </text:span><text:span text:style-name="T53">com1 </text:span><text:span text:style-name="T49">является:</text:span></text:p>
      <text:list xml:id="list2455341410" text:style-name="WWNum4">
        <text:list-item>
          <text:p text:style-name="P31"><text:span text:style-name="T53">add, </text:span><text:span text:style-name="T49">то вводим вторую команду </text:span><text:span text:style-name="T53">com2, </text:span><text:span text:style-name="T49">которая может быть </text:span><text:span text:style-name="T50">trapeze</text:span><text:span text:style-name="T53">, rectangle, quadrate</text:span><text:span text:style-name="T49">. Данная команда добавляет соответственно треугольник, прямоугольник, квадрат.</text:span></text:p>
        </text:list-item>
        <text:list-item>
          <text:p text:style-name="P31"><text:span text:style-name="T53">print, </text:span><text:span text:style-name="T49">то вводим вторую команду </text:span><text:span text:style-name="T53">com2, </text:span><text:span text:style-name="T49">которая может быть </text:span><text:span text:style-name="T53">tops, center, square. </text:span><text:span text:style-name="T49">Данная команда печатает соответственно вершины, центр, площадь фигур.</text:span></text:p>
        </text:list-item>
        <text:list-item>
          <text:p text:style-name="P31"><text:span text:style-name="T53">delete, </text:span><text:span text:style-name="T49">тогда вводим целое число </text:span><text:span text:style-name="T53">id </text:span><text:span text:style-name="T49">и удаляем фигуру по данному индексу</text:span></text:p>
        </text:list-item>
        <text:list-item>
          <text:p text:style-name="P31"><text:span text:style-name="T53">exit</text:span><text:span text:style-name="T49">, тогда выходим из программы</text:span></text:p>
        </text:list-item>
      </text:list>
      <text:p text:style-name="P30"><text:span text:style-name="T58"><text:s/></text:span><text:span text:style-name="T54">point center</text:span><text:span text:style-name="T59">() const — вывод центра фигуры</text:span></text:p>
      <text:p text:style-name="P30"><text:span text:style-name="T58"><text:s/></text:span><text:span text:style-name="T59">double square() const — вывод площади фигуры</text:span></text:p>
      <text:p text:style-name="P30"><text:span text:style-name="T49"><text:s/>void print(std::ostream&amp; os) const — вывод вершин фигуры</text:span></text:p>
      <text:list xml:id="list4949025973068" text:continue-list="list330522170" text:style-name="WWNum3">
        <text:list-header>
          <text:p text:style-name="P9"><text:span text:style-name="T60"/></text:p>
        </text:list-header>
      </text:list>
      <text:p text:style-name="P5"><text:span text:style-name="T61">Код программы</text:span></text:p>
      <text:p text:style-name="P11"><text:span text:style-name="T70">point.h</text:span></text:p>
      <text:p text:style-name="P6"><text:span text:style-name="T69"/></text:p>
      <text:p text:style-name="P6"><text:span text:style-name="T59">#ifndef _POINT_H_</text:span></text:p>
      <text:p text:style-name="P6"><text:span text:style-name="T59">#define _POINT_H_</text:span></text:p>
      <text:p text:style-name="P6"><text:span text:style-name="T59"/></text:p>
      <text:p text:style-name="P6"><text:span text:style-name="T59">#include &lt;iostream&gt;</text:span></text:p>
      <text:p text:style-name="P6"><text:span text:style-name="T59"/></text:p>
      <text:p text:style-name="P6"><text:span text:style-name="T59">typedef struct{</text:span></text:p>
      <text:p text:style-name="P6"><text:span text:style-name="T59"><text:s text:c="4"/>double x, y;</text:span></text:p>
      <text:p text:style-name="P6"><text:span text:style-name="T59">}</text:span></text:p>
      <text:p text:style-name="P6"><text:span text:style-name="T59">point;</text:span></text:p>
      <text:p text:style-name="P6"><text:span text:style-name="T59">std::istream&amp; operator&gt;&gt; (std::istream&amp; is, point &amp;p);</text:span></text:p>
      <text:p text:style-name="P6"><text:soft-page-break/><text:span text:style-name="T59">std::ostream&amp; operator&lt;&lt;(std::ostream&amp;, point const&amp;);</text:span></text:p>
      <text:p text:style-name="P6"><text:span text:style-name="T59">std::ostream&amp; operator&lt;&lt; (std::ostream&amp; os, const point &amp;p);</text:span></text:p>
      <text:p text:style-name="P6"><text:span text:style-name="T59"/></text:p>
      <text:p text:style-name="P6"><text:span text:style-name="T59">bool operator== (point a, point b);</text:span></text:p>
      <text:p text:style-name="P6"><text:span text:style-name="T59"/></text:p>
      <text:p text:style-name="P6"><text:span text:style-name="T59">double scalar_mult(point a_end, point top_begin, point b_end);</text:span></text:p>
      <text:p text:style-name="P6"><text:span text:style-name="T59">double segment_length(point a, point b);</text:span></text:p>
      <text:p text:style-name="P6"><text:span text:style-name="T59"/></text:p>
      <text:p text:style-name="P6"><text:span text:style-name="T59">#endif</text:span></text:p>
      <text:p text:style-name="P24"/>
      <text:p text:style-name="P25"/>
      <text:p text:style-name="P34"><text:span text:style-name="T55">point.cpp</text:span></text:p>
      <text:p text:style-name="P34"><text:span text:style-name="T55"/></text:p>
      <text:p text:style-name="P26">#include&lt;iostream&gt;</text:p>
      <text:p text:style-name="P26">#include&lt;vector&gt;</text:p>
      <text:p text:style-name="P26">#include&lt;cmath&gt;</text:p>
      <text:p text:style-name="P26">#include&lt;string.h&gt;</text:p>
      <text:p text:style-name="P26"/>
      <text:p text:style-name="P26"/>
      <text:p text:style-name="P26">#include "point.h"</text:p>
      <text:p text:style-name="P26"/>
      <text:p text:style-name="P26">double scalar_mult(point a_end, point top_begin, point b_end){</text:p>
      <text:p text:style-name="P26"><text:s text:c="4"/>return (top_begin.x - a_end.x)*(top_begin.x - b_end.x) + (top_begin.y - a_end.y)*(top_begin.y - b_end.y);</text:p>
      <text:p text:style-name="P26">}</text:p>
      <text:p text:style-name="P26"/>
      <text:p text:style-name="P26">double segment_length(point a, point b){</text:p>
      <text:p text:style-name="P26"><text:s text:c="4"/>return sqrt(pow(a.x - b.x, 2) + pow(a.y - b.y, 2));</text:p>
      <text:p text:style-name="P26">}</text:p>
      <text:p text:style-name="P26"/>
      <text:p text:style-name="P32"><text:span text:style-name="T56">figure.</text:span><text:span text:style-name="T57">cpp</text:span></text:p>
      <text:p text:style-name="P32"><text:span text:style-name="T48"/></text:p>
      <text:p text:style-name="P32"/>
      <text:p text:style-name="P32">#include "figure.h"</text:p>
      <text:p text:style-name="P32">#include &lt;numeric&gt;</text:p>
      <text:p text:style-name="P32">#include &lt;iostream&gt;</text:p>
      <text:p text:style-name="P32">#include &lt;vector&gt;</text:p>
      <text:p text:style-name="P32">#include &lt;cmath&gt;</text:p>
      <text:p text:style-name="P32">#include &lt;limits&gt;</text:p>
      <text:p text:style-name="P32"/>
      <text:p text:style-name="P32">point operator + (point lhs, point rhs) {</text:p>
      <text:p text:style-name="P32"><text:s text:c="4"/>return {lhs.x + rhs.x, lhs.y + rhs.y};</text:p>
      <text:p text:style-name="P32">}</text:p>
      <text:p text:style-name="P32"/>
      <text:p text:style-name="P32">point operator - (point lhs, point rhs) {</text:p>
      <text:p text:style-name="P32"><text:soft-page-break/><text:s text:c="4"/>return {lhs.x - rhs.x, lhs.y - rhs.y};</text:p>
      <text:p text:style-name="P32">}</text:p>
      <text:p text:style-name="P32"/>
      <text:p text:style-name="P32">point operator / (point lhs, double a) {</text:p>
      <text:p text:style-name="P32"><text:s text:c="4"/>return { lhs.x / a, lhs.y / a};</text:p>
      <text:p text:style-name="P32">}</text:p>
      <text:p text:style-name="P32"/>
      <text:p text:style-name="P32">point operator * (point lhs, double a) {</text:p>
      <text:p text:style-name="P32"><text:s text:c="4"/>return {lhs.x * a, lhs.y * a};</text:p>
      <text:p text:style-name="P32">}</text:p>
      <text:p text:style-name="P32"/>
      <text:p text:style-name="P32">bool operator &lt; (point lhs, point rhs) {</text:p>
      <text:p text:style-name="P32"><text:s text:c="4"/>return (lhs.x * lhs.x + lhs.y * lhs.y) &lt; (lhs.x * lhs.x + lhs.y * lhs.y);</text:p>
      <text:p text:style-name="P32">}</text:p>
      <text:p text:style-name="P32"/>
      <text:p text:style-name="P32">double operator * (Vector lhs, Vector rhs) {</text:p>
      <text:p text:style-name="P32"><text:s text:c="4"/>return lhs.x * rhs.x + lhs.y * rhs.y;</text:p>
      <text:p text:style-name="P32">}</text:p>
      <text:p text:style-name="P32"/>
      <text:p text:style-name="P32">bool is_parallel(const Vector&amp; lhs, const Vector&amp; rhs) {</text:p>
      <text:p text:style-name="P32"><text:s text:c="4"/>return (lhs.x * rhs.y - lhs.y * rhs.y) == 0;</text:p>
      <text:p text:style-name="P32">}</text:p>
      <text:p text:style-name="P32"/>
      <text:p text:style-name="P32">bool Vector::operator == (Vector rhs) {</text:p>
      <text:p text:style-name="P32"><text:s text:c="4"/>return</text:p>
      <text:p text:style-name="P32"><text:s text:c="8"/>std::abs(x - rhs.x) &lt; std::numeric_limits&lt;double&gt;::epsilon() * 100</text:p>
      <text:p text:style-name="P32"><text:s text:c="8"/>&amp;&amp; std::abs(y - rhs.y) &lt; std::numeric_limits&lt;double&gt;::epsilon() * 100;</text:p>
      <text:p text:style-name="P32">}</text:p>
      <text:p text:style-name="P32"/>
      <text:p text:style-name="P32">double Vector::length() const {</text:p>
      <text:p text:style-name="P32"><text:s text:c="4"/>return sqrt(x*x + y*y);</text:p>
      <text:p text:style-name="P32">}</text:p>
      <text:p text:style-name="P32"/>
      <text:p text:style-name="P32">Vector::Vector(double a, double b)</text:p>
      <text:p text:style-name="P32">: x(a), y(b) {</text:p>
      <text:p text:style-name="P32"/>
      <text:p text:style-name="P32">}</text:p>
      <text:p text:style-name="P32"/>
      <text:p text:style-name="P32">Vector::Vector(point a, point b)</text:p>
      <text:p text:style-name="P32">: x(b.x - a.x), y(b.y - a.y){</text:p>
      <text:p text:style-name="P32"/>
      <text:p text:style-name="P32">}</text:p>
      <text:p text:style-name="P32"/>
      <text:p text:style-name="P32">Vector Vector::operator - () {</text:p>
      <text:p text:style-name="P32"><text:s text:c="4"/>return Vector(-x, -y);</text:p>
      <text:p text:style-name="P32"><text:soft-page-break/>}</text:p>
      <text:p text:style-name="P32"/>
      <text:p text:style-name="P32"/>
      <text:p text:style-name="P32">double point_and_line_distance(point p1, point p2, point p3) {</text:p>
      <text:p text:style-name="P32"><text:s text:c="4"/>double A = p2.y - p3.y;</text:p>
      <text:p text:style-name="P32"><text:s text:c="4"/>double B = p3.x - p2.x;</text:p>
      <text:p text:style-name="P32"><text:s text:c="4"/>double C = p2.x*p3.y - p3.x*p2.y;</text:p>
      <text:p text:style-name="P32"><text:s text:c="4"/>return (std::abs(A*p1.x + B*p1.y + C) / sqrt(A*A + B*B));</text:p>
      <text:p text:style-name="P32">}</text:p>
      <text:p text:style-name="P32"/>
      <text:p text:style-name="P32">std::ostream&amp; operator &lt;&lt; (std::ostream&amp; os, const point&amp; p) {</text:p>
      <text:p text:style-name="P32"><text:s text:c="4"/>return os &lt;&lt; p.x &lt;&lt; " " &lt;&lt; p.y;</text:p>
      <text:p text:style-name="P32">}</text:p>
      <text:p text:style-name="P32"/>
      <text:p text:style-name="P32">std::istream&amp; operator &gt;&gt; (std::istream&amp; is, point&amp; p) {</text:p>
      <text:p text:style-name="P32"><text:s text:c="4"/>return is &gt;&gt; p.x &gt;&gt; p.y;</text:p>
      <text:p text:style-name="P32">}</text:p>
      <text:p text:style-name="P32"/>
      <text:p text:style-name="P32">std::ostream&amp; operator &lt;&lt; (std::ostream&amp; os, const fig&amp; fig) {</text:p>
      <text:p text:style-name="P32"><text:s text:c="4"/>fig.print(os);</text:p>
      <text:p text:style-name="P32"><text:s text:c="4"/>return os;</text:p>
      <text:p text:style-name="P32">}</text:p>
      <text:p text:style-name="P32"/>
      <text:p text:style-name="P32">std::istream&amp; operator &gt;&gt; (std::istream&amp; is, fig&amp; fig) {</text:p>
      <text:p text:style-name="P32"><text:s text:c="4"/></text:p>
      <text:p text:style-name="P32"><text:s text:c="4"/>return is;</text:p>
      <text:p text:style-name="P32">}</text:p>
      <text:p text:style-name="P36"><text:span text:style-name="T52"/></text:p>
      <text:p text:style-name="P33"><text:span text:style-name="T48">figure.h</text:span></text:p>
      <text:p text:style-name="P36"><text:span text:style-name="T52"/></text:p>
      <text:p text:style-name="P37"><text:span text:style-name="T52">#ifndef _FIGURE_H_</text:span></text:p>
      <text:p text:style-name="P37"><text:span text:style-name="T52">#define _FIGURE_H_</text:span></text:p>
      <text:p text:style-name="P37"><text:span text:style-name="T52"/></text:p>
      <text:p text:style-name="P37"><text:span text:style-name="T52">#include &lt;iostream&gt;</text:span></text:p>
      <text:p text:style-name="P37"><text:span text:style-name="T52">#include "vector"</text:span></text:p>
      <text:p text:style-name="P37"><text:span text:style-name="T52">#include "point.h"</text:span></text:p>
      <text:p text:style-name="P37"><text:span text:style-name="T52"/></text:p>
      <text:p text:style-name="P37"><text:span text:style-name="T52">point operator + (point lhs, point rhs);</text:span></text:p>
      <text:p text:style-name="P37"><text:span text:style-name="T52">point operator - (point lhs, point rhs);</text:span></text:p>
      <text:p text:style-name="P37"><text:span text:style-name="T52">point operator / (point lhs, double a);</text:span></text:p>
      <text:p text:style-name="P37"><text:span text:style-name="T52">point operator * (point lhs, double a);</text:span></text:p>
      <text:p text:style-name="P37"><text:span text:style-name="T52"/></text:p>
      <text:p text:style-name="P37"><text:span text:style-name="T52">class Vector {</text:span></text:p>
      <text:p text:style-name="P37"><text:span text:style-name="T52">public:</text:span></text:p>
      <text:p text:style-name="P37"><text:span text:style-name="T52"><text:s text:c="4"/>explicit Vector(double a, double b);</text:span></text:p>
      <text:p text:style-name="P37"><text:soft-page-break/><text:span text:style-name="T52"><text:s text:c="4"/>explicit Vector(point a, point b);</text:span></text:p>
      <text:p text:style-name="P37"><text:span text:style-name="T52"><text:s text:c="4"/>bool operator == (Vector rhs);</text:span></text:p>
      <text:p text:style-name="P37"><text:span text:style-name="T52"><text:s text:c="4"/>Vector operator - ();</text:span></text:p>
      <text:p text:style-name="P37"><text:span text:style-name="T52"><text:s text:c="4"/>friend double operator * (Vector lhs, Vector rhs);</text:span></text:p>
      <text:p text:style-name="P37"><text:span text:style-name="T52"><text:s text:c="4"/>double length() const;</text:span></text:p>
      <text:p text:style-name="P37"><text:span text:style-name="T52"><text:s text:c="4"/>double x;</text:span></text:p>
      <text:p text:style-name="P37"><text:span text:style-name="T52"><text:s text:c="4"/>double y;</text:span></text:p>
      <text:p text:style-name="P37"><text:span text:style-name="T52">};</text:span></text:p>
      <text:p text:style-name="P37"><text:span text:style-name="T52"/></text:p>
      <text:p text:style-name="P37"><text:span text:style-name="T52">bool is_parallel(const Vector&amp; lhs, const Vector&amp; rhs);</text:span></text:p>
      <text:p text:style-name="P37"><text:span text:style-name="T52">double point_and_line_distance(point p1, point p2, point p3);</text:span></text:p>
      <text:p text:style-name="P37"><text:span text:style-name="T52"/></text:p>
      <text:p text:style-name="P37"><text:span text:style-name="T52"/></text:p>
      <text:p text:style-name="P37"><text:span text:style-name="T52">struct fig{</text:span></text:p>
      <text:p text:style-name="P37"><text:span text:style-name="T52">public:</text:span></text:p>
      <text:p text:style-name="P37"><text:span text:style-name="T52"><text:s text:c="4"/>virtual point center() const = 0;</text:span></text:p>
      <text:p text:style-name="P37"><text:span text:style-name="T52"><text:s text:c="4"/>virtual double square() const = 0;</text:span></text:p>
      <text:p text:style-name="P37"><text:span text:style-name="T52"><text:s text:c="4"/>virtual void print(std::ostream&amp; os) const = 0; <text:s text:c="64"/></text:span></text:p>
      <text:p text:style-name="P37"><text:span text:style-name="T52"><text:s text:c="4"/>virtual ~fig () {} <text:s text:c="3"/></text:span></text:p>
      <text:p text:style-name="P37"><text:span text:style-name="T52"/></text:p>
      <text:p text:style-name="P37"><text:span text:style-name="T52">};</text:span></text:p>
      <text:p text:style-name="P37"><text:span text:style-name="T52"/></text:p>
      <text:p text:style-name="P37"><text:span text:style-name="T52">std::ostream&amp; operator &lt;&lt; (std::ostream&amp; os, const point&amp; p);</text:span></text:p>
      <text:p text:style-name="P37"><text:span text:style-name="T52">std::istream&amp; operator &gt;&gt; (std::istream&amp; is, point&amp; p);</text:span></text:p>
      <text:p text:style-name="P37"><text:span text:style-name="T52">std::ostream&amp; operator &lt;&lt; (std::ostream&amp; os, const fig&amp; f);</text:span></text:p>
      <text:p text:style-name="P37"><text:span text:style-name="T52">#endif</text:span></text:p>
      <text:p text:style-name="P37"><text:span text:style-name="T52"/></text:p>
      <text:p text:style-name="P34"><text:span text:style-name="T52">main,cpp</text:span></text:p>
      <text:p text:style-name="P38"><text:span text:style-name="T52"/></text:p>
      <text:p text:style-name="P38"><text:span text:style-name="T52">#include &lt;iostream&gt;</text:span></text:p>
      <text:p text:style-name="P38"><text:span text:style-name="T52">#include &lt;vector&gt;</text:span></text:p>
      <text:p text:style-name="P38"><text:span text:style-name="T52">#include &lt;cmath&gt;</text:span></text:p>
      <text:p text:style-name="P38"><text:span text:style-name="T52">#include &lt;string.h&gt;</text:span></text:p>
      <text:p text:style-name="P38"><text:span text:style-name="T52"/></text:p>
      <text:p text:style-name="P38"><text:span text:style-name="T52"/></text:p>
      <text:p text:style-name="P38"><text:span text:style-name="T52">#include "point.h"</text:span></text:p>
      <text:p text:style-name="P38"><text:span text:style-name="T52">#include "trapeze.h" </text:span></text:p>
      <text:p text:style-name="P38"><text:span text:style-name="T52">#include "quadrate.h" </text:span></text:p>
      <text:p text:style-name="P38"><text:span text:style-name="T52">#include "rectangle.h"</text:span></text:p>
      <text:p text:style-name="P38"><text:span text:style-name="T52">#include "figure.h"</text:span></text:p>
      <text:p text:style-name="P38"><text:span text:style-name="T52"/></text:p>
      <text:p text:style-name="P38"><text:span text:style-name="T52">void print_help() {</text:span></text:p>
      <text:p text:style-name="P38"><text:span text:style-name="T52"/></text:p>
      <text:p text:style-name="P38"><text:span text:style-name="T52"><text:s text:c="4"/>std::cout &lt;&lt; "'add quadrate' <text:s text:c="9"/>- Create quadrate" <text:s text:c="2"/>&lt;&lt; std::endl;</text:span></text:p>
      <text:p text:style-name="P38"><text:span text:style-name="T52"><text:s text:c="4"/>std::cout &lt;&lt; "'add rectangle' <text:s text:c="8"/>- Create rectangle" <text:s/>&lt;&lt; std::endl;</text:span></text:p>
      <text:p text:style-name="P38"><text:soft-page-break/><text:span text:style-name="T52"><text:s text:c="4"/>std::cout &lt;&lt; "'add trapeze' <text:s text:c="10"/>- Create trapeze" <text:s text:c="3"/>&lt;&lt; std::endl;</text:span></text:p>
      <text:p text:style-name="P38"><text:span text:style-name="T52"><text:s text:c="4"/>std::cout &lt;&lt; "'print tops' <text:s text:c="11"/>- Output tops" <text:s text:c="6"/>&lt;&lt; std::endl;</text:span></text:p>
      <text:p text:style-name="P38"><text:span text:style-name="T52"><text:s text:c="4"/>std::cout &lt;&lt; "'print square' <text:s text:c="9"/>- Output square" <text:s text:c="4"/>&lt;&lt; std::endl;</text:span></text:p>
      <text:p text:style-name="P38"><text:span text:style-name="T52"><text:s text:c="4"/>std::cout &lt;&lt; "'print center' <text:s text:c="9"/>- Output center" <text:s text:c="4"/>&lt;&lt; std::endl;</text:span></text:p>
      <text:p text:style-name="P38"><text:span text:style-name="T52"><text:s text:c="4"/>std::cout &lt;&lt; "'help' <text:s text:c="17"/>- Get help" <text:s text:c="9"/>&lt;&lt; std::endl;</text:span></text:p>
      <text:p text:style-name="P38"><text:span text:style-name="T52"><text:s text:c="4"/>std::cout &lt;&lt; "'exit' <text:s text:c="17"/>- Exit" <text:s text:c="13"/>&lt;&lt; std::endl;</text:span></text:p>
      <text:p text:style-name="P38"><text:span text:style-name="T52">}</text:span></text:p>
      <text:p text:style-name="P38"><text:span text:style-name="T52"><text:s text:c="4"/></text:span></text:p>
      <text:p text:style-name="P38"><text:span text:style-name="T52">void print_ERROR(int error_code){</text:span></text:p>
      <text:p text:style-name="P38"><text:span text:style-name="T52"><text:s text:c="4"/>if(error_code == 1){</text:span></text:p>
      <text:p text:style-name="P38"><text:span text:style-name="T52"><text:s text:c="8"/>std::cout &lt;&lt; "Incorrect command\n";</text:span></text:p>
      <text:p text:style-name="P38"><text:span text:style-name="T52"><text:s text:c="4"/>}</text:span></text:p>
      <text:p text:style-name="P38"><text:span text:style-name="T52"><text:s text:c="4"/>else if(error_code == 2){</text:span></text:p>
      <text:p text:style-name="P38"><text:span text:style-name="T52"><text:s text:c="8"/>std::cout &lt;&lt; "incorrect coordinates for a figure\n";</text:span></text:p>
      <text:p text:style-name="P38"><text:span text:style-name="T52"><text:s text:c="4"/>}</text:span></text:p>
      <text:p text:style-name="P38"><text:span text:style-name="T52"><text:s text:c="4"/>else{</text:span></text:p>
      <text:p text:style-name="P38"><text:span text:style-name="T52"><text:s text:c="8"/>std::cout &lt;&lt; "There is no item with the given index\n";</text:span></text:p>
      <text:p text:style-name="P38"><text:span text:style-name="T52"><text:s text:c="4"/>}</text:span></text:p>
      <text:p text:style-name="P38"><text:span text:style-name="T52"><text:s text:c="4"/>char c;</text:span></text:p>
      <text:p text:style-name="P38"><text:span text:style-name="T52"><text:s text:c="4"/>c = getchar();</text:span></text:p>
      <text:p text:style-name="P38"><text:span text:style-name="T52"><text:s text:c="4"/>while(c != '\n' &amp;&amp; c != EOF){</text:span></text:p>
      <text:p text:style-name="P38"><text:span text:style-name="T52"><text:s text:c="8"/>c = getchar();</text:span></text:p>
      <text:p text:style-name="P38"><text:span text:style-name="T52"><text:s text:c="4"/>}</text:span></text:p>
      <text:p text:style-name="P38"><text:span text:style-name="T52">}</text:span></text:p>
      <text:p text:style-name="P38"><text:span text:style-name="T52"/></text:p>
      <text:p text:style-name="P38"><text:span text:style-name="T52">int main(){ </text:span></text:p>
      <text:p text:style-name="P38"><text:span text:style-name="T52"><text:s text:c="4"/>print_help();</text:span></text:p>
      <text:p text:style-name="P38"><text:span text:style-name="T52"><text:s text:c="4"/>std::vector&lt;fig*&gt; figs;</text:span></text:p>
      <text:p text:style-name="P38"><text:span text:style-name="T52"><text:s text:c="4"/>for( ; ; ){</text:span></text:p>
      <text:p text:style-name="P38"><text:span text:style-name="T52"><text:s text:c="8"/>char com1[40];</text:span></text:p>
      <text:p text:style-name="P38"><text:span text:style-name="T52"><text:s text:c="8"/>std::cin &gt;&gt; com1;</text:span></text:p>
      <text:p text:style-name="P38"><text:span text:style-name="T52"/></text:p>
      <text:p text:style-name="P38"><text:span text:style-name="T52"><text:s text:c="8"/>if(strcmp(com1, "add") == 0){</text:span></text:p>
      <text:p text:style-name="P38"><text:span text:style-name="T52"><text:s text:c="12"/>char com2[40];</text:span></text:p>
      <text:p text:style-name="P38"><text:span text:style-name="T52"><text:s text:c="12"/>std::cin &gt;&gt; com2;</text:span></text:p>
      <text:p text:style-name="P38"><text:span text:style-name="T52"><text:s text:c="12"/>fig* new_fig;</text:span></text:p>
      <text:p text:style-name="P38"><text:span text:style-name="T52"/></text:p>
      <text:p text:style-name="P38"><text:span text:style-name="T52"><text:s text:c="12"/>if(strcmp(com2, "trapeze") == 0){</text:span></text:p>
      <text:p text:style-name="P38"><text:span text:style-name="T52"><text:s text:c="16"/>new_fig = new trapeze(std::cin);</text:span></text:p>
      <text:p text:style-name="P38"><text:span text:style-name="T52"/></text:p>
      <text:p text:style-name="P38"><text:span text:style-name="T52"><text:s text:c="12"/>} else if(strcmp(com2, "quadrate") == 0){</text:span></text:p>
      <text:p text:style-name="P38"><text:span text:style-name="T52"><text:s text:c="16"/>new_fig = new quadrate(std::cin);</text:span></text:p>
      <text:p text:style-name="P38"><text:span text:style-name="T52"/></text:p>
      <text:p text:style-name="P38"><text:span text:style-name="T52"><text:s text:c="12"/>} else if(strcmp(com2, "rectangle") == 0){</text:span></text:p>
      <text:p text:style-name="P38"><text:span text:style-name="T52"><text:s text:c="16"/>new_fig = new rectangle(std::cin);</text:span></text:p>
      <text:p text:style-name="P38"><text:soft-page-break/><text:span text:style-name="T52"><text:s text:c="16"/></text:span></text:p>
      <text:p text:style-name="P38"><text:span text:style-name="T52"><text:s text:c="12"/>} else{</text:span></text:p>
      <text:p text:style-name="P38"><text:span text:style-name="T52"><text:s text:c="16"/>print_ERROR(1);</text:span></text:p>
      <text:p text:style-name="P38"><text:span text:style-name="T52"><text:s text:c="12"/>}</text:span></text:p>
      <text:p text:style-name="P38"><text:span text:style-name="T52"><text:s text:c="12"/>figs.push_back(new_fig);</text:span></text:p>
      <text:p text:style-name="P38"><text:span text:style-name="T52"><text:s text:c="6"/></text:span></text:p>
      <text:p text:style-name="P38"><text:span text:style-name="T52"><text:s text:c="8"/>} else if(strcmp(com1, "print") == 0){</text:span></text:p>
      <text:p text:style-name="P38"><text:span text:style-name="T52"><text:s text:c="12"/>char com2[40];</text:span></text:p>
      <text:p text:style-name="P38"><text:span text:style-name="T52"><text:s text:c="12"/>std::cin &gt;&gt; com2;</text:span></text:p>
      <text:p text:style-name="P38"><text:span text:style-name="T52"><text:s text:c="12"/>if(strcmp(com2, "tops") == 0){</text:span></text:p>
      <text:p text:style-name="P38"><text:span text:style-name="T52"><text:s text:c="16"/>for(fig* cur_fig: figs){</text:span></text:p>
      <text:p text:style-name="P38"><text:span text:style-name="T52"><text:s text:c="20"/>cur_fig -&gt; print(std::cout);</text:span></text:p>
      <text:p text:style-name="P38"><text:span text:style-name="T52"><text:s text:c="16"/>}</text:span></text:p>
      <text:p text:style-name="P38"><text:span text:style-name="T52"><text:s text:c="12"/>}</text:span></text:p>
      <text:p text:style-name="P38"><text:span text:style-name="T52"><text:s text:c="12"/>else if(strcmp(com2, "square") == 0){</text:span></text:p>
      <text:p text:style-name="P38"><text:span text:style-name="T52"><text:s text:c="16"/>for(fig* cur_fig: figs){</text:span></text:p>
      <text:p text:style-name="P38"><text:span text:style-name="T52"><text:s text:c="20"/>std::cout &lt;&lt; cur_fig -&gt; square() &lt;&lt; "\n";</text:span></text:p>
      <text:p text:style-name="P38"><text:span text:style-name="T52"><text:s text:c="16"/>}</text:span></text:p>
      <text:p text:style-name="P38"><text:span text:style-name="T52"><text:s text:c="12"/>}</text:span></text:p>
      <text:p text:style-name="P38"><text:span text:style-name="T52"><text:s text:c="12"/>else if(strcmp(com2, "center") == 0){</text:span></text:p>
      <text:p text:style-name="P38"><text:span text:style-name="T52"><text:s text:c="16"/>for(fig* cur_fig: figs){</text:span></text:p>
      <text:p text:style-name="P38"><text:span text:style-name="T52"><text:s text:c="20"/>point tmp = cur_fig -&gt; center();</text:span></text:p>
      <text:p text:style-name="P38"><text:span text:style-name="T52"><text:s text:c="20"/>std::cout &lt;&lt; "(" &lt;&lt; tmp.x &lt;&lt; ", " &lt;&lt; tmp.y &lt;&lt; ")\n";</text:span></text:p>
      <text:p text:style-name="P38"><text:span text:style-name="T52"><text:s text:c="16"/>}</text:span></text:p>
      <text:p text:style-name="P38"><text:span text:style-name="T52"><text:s text:c="12"/>} <text:s/></text:span></text:p>
      <text:p text:style-name="P38"><text:span text:style-name="T52"><text:s text:c="12"/>else{</text:span></text:p>
      <text:p text:style-name="P38"><text:span text:style-name="T52"><text:s text:c="16"/>std::cout &lt;&lt; "Incorrect command\n";</text:span></text:p>
      <text:p text:style-name="P38"><text:span text:style-name="T52"><text:s text:c="12"/>}</text:span></text:p>
      <text:p text:style-name="P38"><text:span text:style-name="T52"><text:s text:c="8"/>} </text:span></text:p>
      <text:p text:style-name="P38"><text:span text:style-name="T52"><text:s text:c="12"/>else if(strcmp(com1, "delete") == 0){</text:span></text:p>
      <text:p text:style-name="P38"><text:span text:style-name="T52"><text:s text:c="12"/>int id;</text:span></text:p>
      <text:p text:style-name="P38"><text:span text:style-name="T52"><text:s text:c="12"/>std::cin &gt;&gt; id;</text:span></text:p>
      <text:p text:style-name="P38"><text:span text:style-name="T52"><text:s text:c="12"/>if(id &gt;= figs.size()){</text:span></text:p>
      <text:p text:style-name="P38"><text:span text:style-name="T52"><text:s text:c="16"/>print_ERROR(3);</text:span></text:p>
      <text:p text:style-name="P38"><text:span text:style-name="T52"><text:s text:c="16"/>continue;</text:span></text:p>
      <text:p text:style-name="P38"><text:span text:style-name="T52"><text:s text:c="12"/>}</text:span></text:p>
      <text:p text:style-name="P38"><text:span text:style-name="T52"><text:s text:c="12"/>delete figs[id];</text:span></text:p>
      <text:p text:style-name="P38"><text:span text:style-name="T52"><text:s text:c="12"/>figs.erase(figs.begin() + id);</text:span></text:p>
      <text:p text:style-name="P38"><text:span text:style-name="T52"><text:s text:c="8"/>} </text:span></text:p>
      <text:p text:style-name="P38"><text:span text:style-name="T52"><text:s text:c="9"/>else if (strcmp(com1, "help") == 0){</text:span></text:p>
      <text:p text:style-name="P38"><text:span text:style-name="T52"><text:s text:c="12"/>print_help();</text:span></text:p>
      <text:p text:style-name="P38"><text:span text:style-name="T52"><text:s text:c="12"/>continue;</text:span></text:p>
      <text:p text:style-name="P38"><text:span text:style-name="T52"><text:s text:c="8"/>} else if(strcmp(com1, "exit") == 0){</text:span></text:p>
      <text:p text:style-name="P38"><text:span text:style-name="T52"><text:s text:c="12"/>break;</text:span></text:p>
      <text:p text:style-name="P38"><text:span text:style-name="T52"><text:s text:c="8"/>} else {</text:span></text:p>
      <text:p text:style-name="P38"><text:soft-page-break/><text:span text:style-name="T52"><text:s text:c="12"/>print_ERROR(1);</text:span></text:p>
      <text:p text:style-name="P38"><text:span text:style-name="T52"><text:s text:c="8"/>}</text:span></text:p>
      <text:p text:style-name="P38"><text:span text:style-name="T52"><text:s text:c="4"/>}</text:span></text:p>
      <text:p text:style-name="P38"><text:span text:style-name="T52"><text:s text:c="3"/>for(size_t i = 0; i &lt; figs.size(); ++i){</text:span></text:p>
      <text:p text:style-name="P38"><text:span text:style-name="T52"><text:s text:c="8"/>delete figs[i];</text:span></text:p>
      <text:p text:style-name="P38"><text:span text:style-name="T52"><text:s text:c="4"/>}</text:span></text:p>
      <text:p text:style-name="P38"><text:span text:style-name="T52"><text:s text:c="4"/>return 0;</text:span></text:p>
      <text:p text:style-name="P38"><text:span text:style-name="T52"><text:s text:c="4"/></text:span></text:p>
      <text:p text:style-name="P38"><text:span text:style-name="T52"><text:s text:c="4"/>}</text:span></text:p>
      <text:p text:style-name="P34"><text:span text:style-name="T52">quadrate.cpp</text:span></text:p>
      <text:p text:style-name="P38"><text:span text:style-name="T52"/></text:p>
      <text:p text:style-name="P38"><text:span text:style-name="T52">#include&lt;iostream&gt;</text:span></text:p>
      <text:p text:style-name="P38"><text:span text:style-name="T52">#include&lt;vector&gt;</text:span></text:p>
      <text:p text:style-name="P38"><text:span text:style-name="T52">#include&lt;cmath&gt;</text:span></text:p>
      <text:p text:style-name="P38"><text:span text:style-name="T52">#include&lt;string.h&gt;</text:span></text:p>
      <text:p text:style-name="P38"><text:span text:style-name="T52"/></text:p>
      <text:p text:style-name="P38"><text:span text:style-name="T52">#include "quadrate.h"</text:span></text:p>
      <text:p text:style-name="P38"><text:span text:style-name="T52">#include "figure.h"</text:span></text:p>
      <text:p text:style-name="P38"><text:span text:style-name="T52">#include "point.h"</text:span></text:p>
      <text:p text:style-name="P38"><text:span text:style-name="T52"/></text:p>
      <text:p text:style-name="P38"><text:span text:style-name="T52">void quadrate::print(std::ostream&amp; os) const{</text:span></text:p>
      <text:p text:style-name="P38"><text:span text:style-name="T52"><text:s text:c="4"/>os &lt;&lt; "quadrate: ";</text:span></text:p>
      <text:p text:style-name="P38"><text:span text:style-name="T52"><text:s text:c="4"/>os &lt;&lt; "(" &lt;&lt; a.x &lt;&lt; ", " &lt;&lt; a.y &lt;&lt; ")" &lt;&lt; " ";</text:span></text:p>
      <text:p text:style-name="P38"><text:span text:style-name="T52"><text:s text:c="4"/>os &lt;&lt; "(" &lt;&lt; b.x &lt;&lt; ", " &lt;&lt; b.y &lt;&lt; ")" &lt;&lt; " "; </text:span></text:p>
      <text:p text:style-name="P38"><text:span text:style-name="T52"><text:s text:c="4"/>os &lt;&lt; "(" &lt;&lt; c.x &lt;&lt; ", " &lt;&lt; c.y &lt;&lt; ")" &lt;&lt; " ";</text:span></text:p>
      <text:p text:style-name="P38"><text:span text:style-name="T52"><text:s text:c="4"/>os &lt;&lt; "(" &lt;&lt; d.x &lt;&lt; ", " &lt;&lt; d.y &lt;&lt; ")" &lt;&lt; " "; <text:s/></text:span></text:p>
      <text:p text:style-name="P38"><text:span text:style-name="T52"><text:s text:c="4"/>os &lt;&lt; '\n';</text:span></text:p>
      <text:p text:style-name="P38"><text:span text:style-name="T52">}</text:span></text:p>
      <text:p text:style-name="P38"><text:span text:style-name="T52"/></text:p>
      <text:p text:style-name="P38"><text:span text:style-name="T52">double quadrate::square() const{</text:span></text:p>
      <text:p text:style-name="P38"><text:span text:style-name="T52"><text:s text:c="4"/>double scalar1 = scalar_mult(b, a, c);</text:span></text:p>
      <text:p text:style-name="P38"><text:span text:style-name="T52"><text:s text:c="4"/>double scalar2 = scalar_mult(b, a, d); </text:span></text:p>
      <text:p text:style-name="P38"><text:span text:style-name="T52"><text:s text:c="4"/>double scalar3 = scalar_mult(c, a, d);</text:span></text:p>
      <text:p text:style-name="P38"><text:span text:style-name="T52"><text:s text:c="4"/>double mid;</text:span></text:p>
      <text:p text:style-name="P38"><text:span text:style-name="T52"><text:s text:c="4"/>if(scalar1 == 0){</text:span></text:p>
      <text:p text:style-name="P38"><text:span text:style-name="T52"><text:s text:c="8"/>mid = segment_length(a, b);</text:span></text:p>
      <text:p text:style-name="P38"><text:span text:style-name="T52"><text:s text:c="4"/>} else if(scalar2 == 0){</text:span></text:p>
      <text:p text:style-name="P38"><text:span text:style-name="T52"><text:s text:c="8"/>mid = segment_length(a, d);</text:span></text:p>
      <text:p text:style-name="P38"><text:span text:style-name="T52"><text:s text:c="4"/>} else if(scalar3 == 0){</text:span></text:p>
      <text:p text:style-name="P38"><text:span text:style-name="T52"><text:s text:c="8"/>mid = segment_length(a, c);</text:span></text:p>
      <text:p text:style-name="P38"><text:span text:style-name="T52"><text:s text:c="4"/>}</text:span></text:p>
      <text:p text:style-name="P38"><text:span text:style-name="T52"><text:s text:c="4"/>return mid * mid;</text:span></text:p>
      <text:p text:style-name="P38"><text:span text:style-name="T52">}</text:span></text:p>
      <text:p text:style-name="P38"><text:span text:style-name="T52"/></text:p>
      <text:p text:style-name="P38"><text:span text:style-name="T52"/></text:p>
      <text:p text:style-name="P38"><text:soft-page-break/><text:span text:style-name="T52">point quadrate::center() const{</text:span></text:p>
      <text:p text:style-name="P38"><text:span text:style-name="T52"><text:s text:c="4"/>double scalar1 = scalar_mult(b, a, c);</text:span></text:p>
      <text:p text:style-name="P38"><text:span text:style-name="T52"><text:s text:c="4"/>double scalar2 = scalar_mult(b, a, d); </text:span></text:p>
      <text:p text:style-name="P38"><text:span text:style-name="T52"><text:s text:c="4"/>double scalar3 = scalar_mult(c, a, d);</text:span></text:p>
      <text:p text:style-name="P38"><text:span text:style-name="T52"><text:s text:c="4"/>double midx, midy;</text:span></text:p>
      <text:p text:style-name="P38"><text:span text:style-name="T52"><text:s text:c="4"/>if(scalar1 == 0){</text:span></text:p>
      <text:p text:style-name="P38"><text:span text:style-name="T52"><text:s text:c="8"/>midx = (c.x + b.x) * 0.5;</text:span></text:p>
      <text:p text:style-name="P38"><text:span text:style-name="T52"><text:s text:c="8"/>midy = (c.y + b.y) * 0.5;</text:span></text:p>
      <text:p text:style-name="P38"><text:span text:style-name="T52"><text:s text:c="4"/>} else if(scalar2 == 0){</text:span></text:p>
      <text:p text:style-name="P38"><text:span text:style-name="T52"><text:s text:c="8"/>midx = (d.x + b.x) * 0.5;</text:span></text:p>
      <text:p text:style-name="P38"><text:span text:style-name="T52"><text:s text:c="8"/>midy = (d.y + b.y) * 0.5;</text:span></text:p>
      <text:p text:style-name="P38"><text:span text:style-name="T52"><text:s text:c="4"/>} else if(scalar3 == 0){</text:span></text:p>
      <text:p text:style-name="P38"><text:span text:style-name="T52"><text:s text:c="8"/>midx = (c.x + d.x) * 0.5;</text:span></text:p>
      <text:p text:style-name="P38"><text:span text:style-name="T52"><text:s text:c="8"/>midy = (c.y + d.y) * 0.5;</text:span></text:p>
      <text:p text:style-name="P38"><text:span text:style-name="T52"><text:s text:c="4"/>}</text:span></text:p>
      <text:p text:style-name="P38"><text:span text:style-name="T52"><text:s text:c="4"/>return point{midx, midy};</text:span></text:p>
      <text:p text:style-name="P38"><text:span text:style-name="T52">}</text:span></text:p>
      <text:p text:style-name="P38"><text:span text:style-name="T52"/></text:p>
      <text:p text:style-name="P34"><text:span text:style-name="T52">quadrate.h</text:span></text:p>
      <text:p text:style-name="P38"><text:span text:style-name="T52"/></text:p>
      <text:p text:style-name="P38"><text:span text:style-name="T52">#ifndef _QUADRATE_H_</text:span></text:p>
      <text:p text:style-name="P38"><text:span text:style-name="T52">#define _QUADRATE_H_</text:span></text:p>
      <text:p text:style-name="P38"><text:span text:style-name="T52"/></text:p>
      <text:p text:style-name="P38"><text:span text:style-name="T52">#include "figure.h"</text:span></text:p>
      <text:p text:style-name="P38"><text:span text:style-name="T52">#include "point.h"</text:span></text:p>
      <text:p text:style-name="P38"><text:span text:style-name="T52"/></text:p>
      <text:p text:style-name="P38"><text:span text:style-name="T52">struct quadrate : public fig{</text:span></text:p>
      <text:p text:style-name="P38"><text:span text:style-name="T52">private:</text:span></text:p>
      <text:p text:style-name="P38"><text:span text:style-name="T52"><text:s text:c="4"/>point a, b, c, d;</text:span></text:p>
      <text:p text:style-name="P38"><text:span text:style-name="T52">public:</text:span></text:p>
      <text:p text:style-name="P38"><text:span text:style-name="T52"><text:s text:c="7"/>quadrate() = default;</text:span></text:p>
      <text:p text:style-name="P38"><text:span text:style-name="T52"><text:s text:c="4"/>quadrate(std::istream&amp; is){</text:span></text:p>
      <text:p text:style-name="P38"><text:span text:style-name="T52"><text:s text:c="8"/>is &gt;&gt; a.x &gt;&gt; a.y &gt;&gt; b.x &gt;&gt; b.y &gt;&gt; c.x &gt;&gt; c.y &gt;&gt; d.x &gt;&gt; d.y;</text:span></text:p>
      <text:p text:style-name="P38"><text:span text:style-name="T52"><text:s text:c="8"/>double scalar1 = scalar_mult(b, a, c);</text:span></text:p>
      <text:p text:style-name="P38"><text:span text:style-name="T52"><text:s text:c="8"/>double scalar2 = scalar_mult(b, a, d); </text:span></text:p>
      <text:p text:style-name="P38"><text:span text:style-name="T52"><text:s text:c="8"/>double scalar3 = scalar_mult(c, a, d);</text:span></text:p>
      <text:p text:style-name="P38"><text:span text:style-name="T52"><text:s text:c="8"/>double scalar01, scalar02, scalar03, scalar_diag;</text:span></text:p>
      <text:p text:style-name="P38"><text:span text:style-name="T52"><text:s text:c="8"/>if(scalar1 == 0){</text:span></text:p>
      <text:p text:style-name="P38"><text:span text:style-name="T52"><text:s text:c="13"/>scalar01 = scalar_mult(d, b, a); </text:span></text:p>
      <text:p text:style-name="P38"><text:span text:style-name="T52"><text:s text:c="13"/>scalar02 = scalar_mult(b, d, c); </text:span></text:p>
      <text:p text:style-name="P38"><text:span text:style-name="T52"><text:s text:c="13"/>scalar03 = scalar_mult(a, c, d); <text:s text:c="2"/></text:span></text:p>
      <text:p text:style-name="P38"><text:span text:style-name="T52"><text:s text:c="13"/>scalar_diag = (c.x - b.x)*(d.x - a.x) + (c.y - b.y)*(d.y - a.y);</text:span></text:p>
      <text:p text:style-name="P38"><text:span text:style-name="T52"><text:s text:c="13"/>if(!(scalar01 == 0 &amp;&amp; scalar02 == 0 &amp;&amp; scalar03 == 0 &amp;&amp; scalar_diag == 0)){</text:span></text:p>
      <text:p text:style-name="P38"><text:span text:style-name="T52"><text:s text:c="17"/>throw std::logic_error("It is not quadrate");</text:span></text:p>
      <text:p text:style-name="P38"><text:soft-page-break/><text:span text:style-name="T52"><text:s text:c="13"/>}</text:span></text:p>
      <text:p text:style-name="P38"><text:span text:style-name="T52"><text:s text:c="8"/>} else if(scalar2 == 0){</text:span></text:p>
      <text:p text:style-name="P38"><text:span text:style-name="T52"><text:s text:c="12"/>scalar01 = scalar_mult(a, b, c);</text:span></text:p>
      <text:p text:style-name="P38"><text:span text:style-name="T52"><text:s text:c="12"/>scalar02 = scalar_mult(a, d, c);</text:span></text:p>
      <text:p text:style-name="P38"><text:span text:style-name="T52"><text:s text:c="12"/>scalar03 = scalar_mult(b, c, d); <text:s text:c="2"/></text:span></text:p>
      <text:p text:style-name="P38"><text:span text:style-name="T52"><text:s text:c="12"/>scalar_diag = (d.x - b.x)*(c.x - a.x) + (d.y - b.y)*(c.y - a.y);</text:span></text:p>
      <text:p text:style-name="P38"><text:span text:style-name="T52"><text:s text:c="12"/>if(!(scalar01 == 0 &amp;&amp; scalar02 == 0 &amp;&amp; scalar03 == 0 &amp;&amp; scalar_diag == 0)){</text:span></text:p>
      <text:p text:style-name="P38"><text:span text:style-name="T52"><text:s text:c="16"/>throw std::logic_error("It is not quadrate"); <text:s text:c="5"/></text:span></text:p>
      <text:p text:style-name="P38"><text:span text:style-name="T52"><text:s text:c="12"/>}</text:span></text:p>
      <text:p text:style-name="P38"><text:span text:style-name="T52"><text:s text:c="8"/>} else if(scalar3 == 0){</text:span></text:p>
      <text:p text:style-name="P38"><text:span text:style-name="T52"><text:s text:c="12"/>scalar01 = scalar_mult(c, b, d); </text:span></text:p>
      <text:p text:style-name="P38"><text:span text:style-name="T52"><text:s text:c="12"/>scalar02 = scalar_mult(a, d, b);</text:span></text:p>
      <text:p text:style-name="P38"><text:span text:style-name="T52"><text:s text:c="12"/>scalar03 = scalar_mult(b, c, a); <text:s text:c="2"/></text:span></text:p>
      <text:p text:style-name="P38"><text:span text:style-name="T52"><text:s text:c="12"/>scalar_diag = (d.x - c.x)*(b.x - a.x) + (d.y - c.y)*(b.y - a.y);</text:span></text:p>
      <text:p text:style-name="P38"><text:span text:style-name="T52"><text:s text:c="12"/>if(!(scalar01 == 0 &amp;&amp; scalar02 == 0 &amp;&amp; scalar03 == 0 &amp;&amp; scalar_diag == 0)){</text:span></text:p>
      <text:p text:style-name="P38"><text:span text:style-name="T52"><text:s text:c="16"/>throw std::logic_error("It is not quadrate");</text:span></text:p>
      <text:p text:style-name="P38"><text:span text:style-name="T52"><text:s text:c="12"/>} <text:s/></text:span></text:p>
      <text:p text:style-name="P38"><text:span text:style-name="T52"><text:s text:c="8"/>} else {</text:span></text:p>
      <text:p text:style-name="P38"><text:span text:style-name="T52"><text:s text:c="12"/>throw std::logic_error("It is not quadrate");</text:span></text:p>
      <text:p text:style-name="P38"><text:span text:style-name="T52"><text:s text:c="8"/>}</text:span></text:p>
      <text:p text:style-name="P38"><text:span text:style-name="T52"><text:s text:c="8"/></text:span></text:p>
      <text:p text:style-name="P38"><text:span text:style-name="T52"><text:s text:c="4"/>}</text:span></text:p>
      <text:p text:style-name="P38"><text:span text:style-name="T52"/></text:p>
      <text:p text:style-name="P38"><text:span text:style-name="T52"><text:s text:c="4"/>point center() const override;</text:span></text:p>
      <text:p text:style-name="P38"><text:span text:style-name="T52"><text:s text:c="4"/>double square() const override;</text:span></text:p>
      <text:p text:style-name="P38"><text:span text:style-name="T52"><text:s text:c="4"/>void print(std::ostream&amp; os) const override;</text:span></text:p>
      <text:p text:style-name="P38"><text:span text:style-name="T52">};</text:span></text:p>
      <text:p text:style-name="P38"><text:span text:style-name="T52"/></text:p>
      <text:p text:style-name="P38"><text:span text:style-name="T52">#endif</text:span></text:p>
      <text:p text:style-name="P38"><text:span text:style-name="T52"/></text:p>
      <text:p text:style-name="P34"><text:span text:style-name="T52">rectangle.cpp</text:span></text:p>
      <text:p text:style-name="P38"><text:span text:style-name="T52"/></text:p>
      <text:p text:style-name="P38"><text:span text:style-name="T52">#include&lt;iostream&gt;</text:span></text:p>
      <text:p text:style-name="P38"><text:span text:style-name="T52">#include&lt;vector&gt;</text:span></text:p>
      <text:p text:style-name="P38"><text:span text:style-name="T52">#include&lt;cmath&gt;</text:span></text:p>
      <text:p text:style-name="P38"><text:span text:style-name="T52">#include&lt;string.h&gt;</text:span></text:p>
      <text:p text:style-name="P38"><text:span text:style-name="T52"/></text:p>
      <text:p text:style-name="P38"><text:span text:style-name="T52">#include "rectangle.h"</text:span></text:p>
      <text:p text:style-name="P38"><text:span text:style-name="T52">#include "figure.h"</text:span></text:p>
      <text:p text:style-name="P38"><text:span text:style-name="T52"/></text:p>
      <text:p text:style-name="P38"><text:span text:style-name="T52">void rectangle::print(std::ostream&amp; os) const{</text:span></text:p>
      <text:p text:style-name="P38"><text:span text:style-name="T52"><text:s text:c="4"/>os &lt;&lt; "rectangle: ";</text:span></text:p>
      <text:p text:style-name="P38"><text:span text:style-name="T52"><text:s text:c="4"/>os &lt;&lt; "(" &lt;&lt; a.x &lt;&lt; ", " &lt;&lt; a.y &lt;&lt; ")" &lt;&lt; " ";</text:span></text:p>
      <text:p text:style-name="P38"><text:soft-page-break/><text:span text:style-name="T52"><text:s text:c="4"/>os &lt;&lt; "(" &lt;&lt; b.x &lt;&lt; ", " &lt;&lt; b.y &lt;&lt; ")" &lt;&lt; " "; </text:span></text:p>
      <text:p text:style-name="P38"><text:span text:style-name="T52"><text:s text:c="4"/>os &lt;&lt; "(" &lt;&lt; c.x &lt;&lt; ", " &lt;&lt; c.y &lt;&lt; ")" &lt;&lt; " ";</text:span></text:p>
      <text:p text:style-name="P38"><text:span text:style-name="T52"><text:s text:c="4"/>os &lt;&lt; "(" &lt;&lt; d.x &lt;&lt; ", " &lt;&lt; d.y &lt;&lt; ")" &lt;&lt; " "; <text:s/></text:span></text:p>
      <text:p text:style-name="P38"><text:span text:style-name="T52"><text:s text:c="4"/>os &lt;&lt; '\n';</text:span></text:p>
      <text:p text:style-name="P38"><text:span text:style-name="T52">}</text:span></text:p>
      <text:p text:style-name="P38"><text:span text:style-name="T52"/></text:p>
      <text:p text:style-name="P38"><text:span text:style-name="T52">double rectangle::square() const{</text:span></text:p>
      <text:p text:style-name="P38"><text:span text:style-name="T52"><text:s text:c="4"/>double scalar1 = scalar_mult(b, a, c);</text:span></text:p>
      <text:p text:style-name="P38"><text:span text:style-name="T52"><text:s text:c="4"/>double scalar2 = scalar_mult(b, a, d); </text:span></text:p>
      <text:p text:style-name="P38"><text:span text:style-name="T52"><text:s text:c="4"/>double scalar3 = scalar_mult(c, a, d);</text:span></text:p>
      <text:p text:style-name="P38"><text:span text:style-name="T52"><text:s text:c="4"/>double mid1, mid2;</text:span></text:p>
      <text:p text:style-name="P38"><text:span text:style-name="T52"><text:s text:c="4"/>if(scalar1 == 0){</text:span></text:p>
      <text:p text:style-name="P38"><text:span text:style-name="T52"><text:s text:c="8"/>mid1 = segment_length(a, b);</text:span></text:p>
      <text:p text:style-name="P38"><text:span text:style-name="T52"><text:s text:c="8"/>mid2 = segment_length(a, c);</text:span></text:p>
      <text:p text:style-name="P38"><text:span text:style-name="T52"><text:s text:c="4"/>} else if(scalar2 == 0){</text:span></text:p>
      <text:p text:style-name="P38"><text:span text:style-name="T52"><text:s text:c="8"/>mid1 = segment_length(a, b);</text:span></text:p>
      <text:p text:style-name="P38"><text:span text:style-name="T52"><text:s text:c="8"/>mid2 = segment_length(a, d);</text:span></text:p>
      <text:p text:style-name="P38"><text:span text:style-name="T52"><text:s text:c="4"/>} else if(scalar3 == 0){</text:span></text:p>
      <text:p text:style-name="P38"><text:span text:style-name="T52"><text:s text:c="8"/>mid1 = segment_length(a, c);</text:span></text:p>
      <text:p text:style-name="P38"><text:span text:style-name="T52"><text:s text:c="8"/>mid2 = segment_length(a, d);</text:span></text:p>
      <text:p text:style-name="P38"><text:span text:style-name="T52"><text:s text:c="4"/>}</text:span></text:p>
      <text:p text:style-name="P38"><text:span text:style-name="T52"><text:s text:c="4"/>return mid1 * mid2;</text:span></text:p>
      <text:p text:style-name="P38"><text:span text:style-name="T52">}</text:span></text:p>
      <text:p text:style-name="P38"><text:span text:style-name="T52"/></text:p>
      <text:p text:style-name="P38"><text:span text:style-name="T52"/></text:p>
      <text:p text:style-name="P38"><text:span text:style-name="T52">point rectangle::center() const{</text:span></text:p>
      <text:p text:style-name="P38"><text:span text:style-name="T52"><text:s text:c="4"/>double scalar1 = scalar_mult(b, a, c);</text:span></text:p>
      <text:p text:style-name="P38"><text:span text:style-name="T52"><text:s text:c="4"/>double scalar2 = scalar_mult(b, a, d); </text:span></text:p>
      <text:p text:style-name="P38"><text:span text:style-name="T52"><text:s text:c="4"/>double scalar3 = scalar_mult(c, a, d);</text:span></text:p>
      <text:p text:style-name="P38"><text:span text:style-name="T52"><text:s text:c="4"/>double midx, midy;</text:span></text:p>
      <text:p text:style-name="P38"><text:span text:style-name="T52"><text:s text:c="4"/>if(scalar1 == 0){</text:span></text:p>
      <text:p text:style-name="P38"><text:span text:style-name="T52"><text:s text:c="8"/>midx = (c.x + b.x) * 0.5;</text:span></text:p>
      <text:p text:style-name="P38"><text:span text:style-name="T52"><text:s text:c="8"/>midy = (c.y + b.y) * 0.5;</text:span></text:p>
      <text:p text:style-name="P38"><text:span text:style-name="T52"><text:s text:c="4"/>} else if(scalar2 == 0){</text:span></text:p>
      <text:p text:style-name="P38"><text:span text:style-name="T52"><text:s text:c="8"/>midx = (d.x + b.x) * 0.5;</text:span></text:p>
      <text:p text:style-name="P38"><text:span text:style-name="T52"><text:s text:c="8"/>midy = (d.y + b.y) * 0.5;</text:span></text:p>
      <text:p text:style-name="P38"><text:span text:style-name="T52"><text:s text:c="4"/>} else if(scalar3 == 0){</text:span></text:p>
      <text:p text:style-name="P38"><text:span text:style-name="T52"><text:s text:c="8"/>midx = (c.x + d.x) * 0.5;</text:span></text:p>
      <text:p text:style-name="P38"><text:span text:style-name="T52"><text:s text:c="8"/>midy = (c.y + d.y) * 0.5;</text:span></text:p>
      <text:p text:style-name="P38"><text:span text:style-name="T52"><text:s text:c="4"/>}</text:span></text:p>
      <text:p text:style-name="P38"><text:span text:style-name="T52"><text:s text:c="4"/>return point{midx, midy};</text:span></text:p>
      <text:p text:style-name="P38"><text:span text:style-name="T52">}</text:span></text:p>
      <text:p text:style-name="P38"><text:span text:style-name="T52"/></text:p>
      <text:p text:style-name="P38"><text:span text:style-name="T52"/></text:p>
      <text:p text:style-name="P34"><text:span text:style-name="T52">rectangle.h</text:span></text:p>
      <text:p text:style-name="P38"><text:soft-page-break/><text:span text:style-name="T52"/></text:p>
      <text:p text:style-name="P38"><text:span text:style-name="T52">#ifndef _RECTANGLE_H_</text:span></text:p>
      <text:p text:style-name="P38"><text:span text:style-name="T52">#define _RECTANGLE_H_</text:span></text:p>
      <text:p text:style-name="P38"><text:span text:style-name="T52"/></text:p>
      <text:p text:style-name="P38"><text:span text:style-name="T52">#include "figure.h"</text:span></text:p>
      <text:p text:style-name="P38"><text:span text:style-name="T52"/></text:p>
      <text:p text:style-name="P38"><text:span text:style-name="T52">struct rectangle : public fig{</text:span></text:p>
      <text:p text:style-name="P38"><text:span text:style-name="T52">private:</text:span></text:p>
      <text:p text:style-name="P38"><text:span text:style-name="T52"><text:s text:c="4"/>point a, b, c, d;</text:span></text:p>
      <text:p text:style-name="P38"><text:span text:style-name="T52">public:</text:span></text:p>
      <text:p text:style-name="P38"><text:span text:style-name="T52"><text:s text:c="7"/>rectangle() = default;</text:span></text:p>
      <text:p text:style-name="P38"><text:span text:style-name="T52"><text:s text:c="8"/>rectangle(std::istream&amp; is){</text:span></text:p>
      <text:p text:style-name="P38"><text:span text:style-name="T52"><text:s text:c="8"/>is &gt;&gt; a.x &gt;&gt; a.y &gt;&gt; b.x &gt;&gt; b.y &gt;&gt; c.x &gt;&gt; c.y &gt;&gt; d.x &gt;&gt; d.y;</text:span></text:p>
      <text:p text:style-name="P38"><text:span text:style-name="T52"><text:s text:c="8"/>double scalar1 = scalar_mult(b, a, c);</text:span></text:p>
      <text:p text:style-name="P38"><text:span text:style-name="T52"><text:s text:c="8"/>double scalar2 = scalar_mult(b, a, d); </text:span></text:p>
      <text:p text:style-name="P38"><text:span text:style-name="T52"><text:s text:c="8"/>double scalar3 = scalar_mult(c, a, d);</text:span></text:p>
      <text:p text:style-name="P38"><text:span text:style-name="T52"><text:s text:c="8"/>double scalar01, scalar02, scalar03;</text:span></text:p>
      <text:p text:style-name="P38"><text:span text:style-name="T52"><text:s text:c="8"/>if(scalar1 == 0){</text:span></text:p>
      <text:p text:style-name="P38"><text:span text:style-name="T52"><text:s text:c="12"/>scalar01 = scalar_mult(d, b, a); </text:span></text:p>
      <text:p text:style-name="P38"><text:span text:style-name="T52"><text:s text:c="12"/>scalar02 = scalar_mult(b, d, c); </text:span></text:p>
      <text:p text:style-name="P38"><text:span text:style-name="T52"><text:s text:c="12"/>scalar03 = scalar_mult(a, c, d); <text:s text:c="4"/></text:span></text:p>
      <text:p text:style-name="P38"><text:span text:style-name="T52"><text:s text:c="12"/>if(!(scalar01 == 0 &amp;&amp; scalar02 == 0 &amp;&amp; scalar03 == 0)){</text:span></text:p>
      <text:p text:style-name="P38"><text:span text:style-name="T52"><text:s text:c="16"/>throw std::logic_error("It is not rectangle");</text:span></text:p>
      <text:p text:style-name="P38"><text:span text:style-name="T52"><text:s text:c="12"/>}</text:span></text:p>
      <text:p text:style-name="P38"><text:span text:style-name="T52"><text:s text:c="8"/>} else if(scalar2 == 0){</text:span></text:p>
      <text:p text:style-name="P38"><text:span text:style-name="T52"><text:s text:c="12"/>scalar01 = scalar_mult(a, b, c);</text:span></text:p>
      <text:p text:style-name="P38"><text:span text:style-name="T52"><text:s text:c="12"/>scalar02 = scalar_mult(a, d, c);</text:span></text:p>
      <text:p text:style-name="P38"><text:span text:style-name="T52"><text:s text:c="12"/>scalar03 = scalar_mult(b, c, d); <text:s text:c="4"/></text:span></text:p>
      <text:p text:style-name="P38"><text:span text:style-name="T52"><text:s text:c="12"/>if(!(scalar01 == 0 &amp;&amp; scalar02 == 0 &amp;&amp; scalar03 == 0)){</text:span></text:p>
      <text:p text:style-name="P38"><text:span text:style-name="T52"><text:s text:c="16"/>throw std::logic_error("It is not rectangle");</text:span></text:p>
      <text:p text:style-name="P38"><text:span text:style-name="T52"><text:s text:c="12"/>}</text:span></text:p>
      <text:p text:style-name="P38"><text:span text:style-name="T52"><text:s text:c="8"/>} else if(scalar3 == 0){</text:span></text:p>
      <text:p text:style-name="P38"><text:span text:style-name="T52"><text:s text:c="12"/>scalar01 = scalar_mult(c, b, d); </text:span></text:p>
      <text:p text:style-name="P38"><text:span text:style-name="T52"><text:s text:c="12"/>scalar02 = scalar_mult(a, d, b);</text:span></text:p>
      <text:p text:style-name="P38"><text:span text:style-name="T52"><text:s text:c="12"/>scalar03 = scalar_mult(b, c, a); <text:s text:c="2"/></text:span></text:p>
      <text:p text:style-name="P38"><text:span text:style-name="T52"><text:s text:c="12"/>if(!(scalar01 == 0 &amp;&amp; scalar02 == 0 &amp;&amp; scalar03 == 0)){</text:span></text:p>
      <text:p text:style-name="P38"><text:span text:style-name="T52"><text:s text:c="16"/>throw std::logic_error("It is not rectangle");</text:span></text:p>
      <text:p text:style-name="P38"><text:span text:style-name="T52"><text:s text:c="12"/>} <text:s/></text:span></text:p>
      <text:p text:style-name="P38"><text:span text:style-name="T52"><text:s text:c="8"/>} else {</text:span></text:p>
      <text:p text:style-name="P38"><text:span text:style-name="T52"><text:s text:c="12"/>throw std::logic_error("It is not rectangle");</text:span></text:p>
      <text:p text:style-name="P38"><text:span text:style-name="T52"><text:s text:c="8"/>}</text:span></text:p>
      <text:p text:style-name="P38"><text:span text:style-name="T52"><text:s text:c="4"/>}</text:span></text:p>
      <text:p text:style-name="P38"><text:span text:style-name="T52"/></text:p>
      <text:p text:style-name="P38"><text:span text:style-name="T52"><text:s text:c="4"/>point center() const override;</text:span></text:p>
      <text:p text:style-name="P38"><text:span text:style-name="T52"><text:s text:c="4"/>double square() const override;</text:span></text:p>
      <text:p text:style-name="P38"><text:soft-page-break/><text:span text:style-name="T52"><text:s text:c="4"/>void print(std::ostream&amp; os) const override;</text:span></text:p>
      <text:p text:style-name="P38"><text:span text:style-name="T52">};</text:span></text:p>
      <text:p text:style-name="P38"><text:span text:style-name="T52"/></text:p>
      <text:p text:style-name="P38"><text:span text:style-name="T52">#endif</text:span></text:p>
      <text:p text:style-name="P38"><text:span text:style-name="T52"/></text:p>
      <text:p text:style-name="P38"><text:span text:style-name="T52"/></text:p>
      <text:p text:style-name="P34"><text:span text:style-name="T52">trapeze.cpp</text:span></text:p>
      <text:p text:style-name="P38"><text:span text:style-name="T52"/></text:p>
      <text:p text:style-name="P38"><text:span text:style-name="T52">#include "trapeze.h"</text:span></text:p>
      <text:p text:style-name="P38"><text:span text:style-name="T52">#include&lt;iostream&gt;</text:span></text:p>
      <text:p text:style-name="P38"><text:span text:style-name="T52">#include&lt;vector&gt;</text:span></text:p>
      <text:p text:style-name="P38"><text:span text:style-name="T52">#include&lt;cmath&gt;</text:span></text:p>
      <text:p text:style-name="P38"><text:span text:style-name="T52">#include&lt;string.h&gt;</text:span></text:p>
      <text:p text:style-name="P38"><text:span text:style-name="T52"/></text:p>
      <text:p text:style-name="P38"><text:span text:style-name="T52"/></text:p>
      <text:p text:style-name="P38"><text:span text:style-name="T52">#include "figure.h"</text:span></text:p>
      <text:p text:style-name="P38"><text:span text:style-name="T52">#include "point.h"</text:span></text:p>
      <text:p text:style-name="P38"><text:span text:style-name="T52">#include "trapeze.h"</text:span></text:p>
      <text:p text:style-name="P38"><text:span text:style-name="T52"/></text:p>
      <text:p text:style-name="P38"><text:span text:style-name="T52">trapeze::trapeze(point p1, point p2, point p3, point p4): </text:span></text:p>
      <text:p text:style-name="P38"><text:span text:style-name="T52"><text:s/>p1_(p1), p2_(p2), p3_(p3), p4_(p4){</text:span></text:p>
      <text:p text:style-name="P38"><text:span text:style-name="T52"><text:s text:c="4"/>Vector v1(p1_, p2_), v2(p3_, p4_);</text:span></text:p>
      <text:p text:style-name="P38"><text:span text:style-name="T52"><text:s text:c="4"/>if (v1 = Vector(p1_, p2_), v2 = Vector(p3_, p4_), is_parallel(v1, v2)) {</text:span></text:p>
      <text:p text:style-name="P38"><text:span text:style-name="T52"><text:s text:c="8"/>if (v1 * v2 &lt; 0) {</text:span></text:p>
      <text:p text:style-name="P38"><text:span text:style-name="T52"><text:s text:c="12"/>std::swap(p3_, p4_);</text:span></text:p>
      <text:p text:style-name="P38"><text:span text:style-name="T52"><text:s text:c="8"/>}</text:span></text:p>
      <text:p text:style-name="P38"><text:span text:style-name="T52"><text:s text:c="4"/>} else if (v1 = Vector(p1_, p3_), v2 = Vector(p2_, p4_), is_parallel(v1, v2)) {</text:span></text:p>
      <text:p text:style-name="P38"><text:span text:style-name="T52"><text:s text:c="8"/>if (v1 * v2 &lt; 0) {</text:span></text:p>
      <text:p text:style-name="P38"><text:span text:style-name="T52"><text:s text:c="12"/>std::swap(p2_, p4_);</text:span></text:p>
      <text:p text:style-name="P38"><text:span text:style-name="T52"><text:s text:c="8"/>}</text:span></text:p>
      <text:p text:style-name="P38"><text:span text:style-name="T52"><text:s text:c="8"/>std::swap(p2_, p3_);</text:span></text:p>
      <text:p text:style-name="P38"><text:span text:style-name="T52"><text:s text:c="4"/>} else if (v1 = Vector(p1_, p4_), v2 = Vector(p2_, p3_), is_parallel(v1, v2)) {</text:span></text:p>
      <text:p text:style-name="P38"><text:span text:style-name="T52"><text:s text:c="8"/>if (v1 * v2 &lt; 0) {</text:span></text:p>
      <text:p text:style-name="P38"><text:span text:style-name="T52"><text:s text:c="12"/>std::swap(p2_, p3_);</text:span></text:p>
      <text:p text:style-name="P38"><text:span text:style-name="T52"><text:s text:c="8"/>}</text:span></text:p>
      <text:p text:style-name="P38"><text:span text:style-name="T52"><text:s text:c="8"/>std::swap(p2_, p4_);</text:span></text:p>
      <text:p text:style-name="P38"><text:span text:style-name="T52"><text:s text:c="8"/>std::swap(p3_, p4_);</text:span></text:p>
      <text:p text:style-name="P38"><text:span text:style-name="T52"><text:s text:c="4"/>} else {</text:span></text:p>
      <text:p text:style-name="P38"><text:span text:style-name="T52"><text:s text:c="8"/>throw std::logic_error("At least 2 sides of trapeze must be parallel");</text:span></text:p>
      <text:p text:style-name="P38"><text:span text:style-name="T52"><text:s text:c="4"/>}</text:span></text:p>
      <text:p text:style-name="P38"><text:span text:style-name="T52"/></text:p>
      <text:p text:style-name="P38"><text:span text:style-name="T52">}</text:span></text:p>
      <text:p text:style-name="P38"><text:span text:style-name="T52"/></text:p>
      <text:p text:style-name="P38"><text:span text:style-name="T52">point trapeze::center() const {</text:span></text:p>
      <text:p text:style-name="P38"><text:span text:style-name="T52"><text:s text:c="4"/>return (p1_ + p2_ + p3_ + p4_) / 4;</text:span></text:p>
      <text:p text:style-name="P38"><text:soft-page-break/><text:span text:style-name="T52">}</text:span></text:p>
      <text:p text:style-name="P38"><text:span text:style-name="T52"/></text:p>
      <text:p text:style-name="P38"><text:span text:style-name="T52">double trapeze::square() const {</text:span></text:p>
      <text:p text:style-name="P38"><text:span text:style-name="T52"><text:s text:c="4"/>double height = point_and_line_distance(p1_, p3_, p4_);</text:span></text:p>
      <text:p text:style-name="P38"><text:span text:style-name="T52"><text:s text:c="4"/>return (Vector(p1_, p2_).length() + Vector(p3_, p4_).length()) * height / 2;</text:span></text:p>
      <text:p text:style-name="P38"><text:span text:style-name="T52">}</text:span></text:p>
      <text:p text:style-name="P38"><text:span text:style-name="T52"><text:s/></text:span></text:p>
      <text:p text:style-name="P38"><text:span text:style-name="T52">void trapeze::print(std::ostream&amp; os) const {</text:span></text:p>
      <text:p text:style-name="P38"><text:span text:style-name="T52"><text:s text:c="4"/>os &lt;&lt; "trapeze: (" &lt;&lt; p1_ &lt;&lt; ") (" &lt;&lt; p2_ &lt;&lt; ") (" &lt;&lt; p3_ &lt;&lt; ") (" &lt;&lt; p4_&lt;&lt; ")" &lt;&lt; "\n";</text:span></text:p>
      <text:p text:style-name="P38"><text:span text:style-name="T52">}</text:span></text:p>
      <text:p text:style-name="P38"><text:span text:style-name="T52"/></text:p>
      <text:p text:style-name="P34"><text:span text:style-name="T52">trapeze.h</text:span></text:p>
      <text:p text:style-name="P34"><text:span text:style-name="T52"/></text:p>
      <text:p text:style-name="P38"><text:span text:style-name="T52">#pragma once</text:span></text:p>
      <text:p text:style-name="P38"><text:span text:style-name="T52"/></text:p>
      <text:p text:style-name="P38"><text:span text:style-name="T52">#include "figure.h"</text:span></text:p>
      <text:p text:style-name="P38"><text:span text:style-name="T52">#include &lt;exception&gt;</text:span></text:p>
      <text:p text:style-name="P38"><text:span text:style-name="T52"/></text:p>
      <text:p text:style-name="P38"><text:span text:style-name="T52">struct trapeze : public fig{</text:span></text:p>
      <text:p text:style-name="P38"><text:span text:style-name="T52"><text:tab/>private:</text:span></text:p>
      <text:p text:style-name="P38"><text:span text:style-name="T52"><text:s text:c="4"/>point p1_, p2_, p3_, p4_;</text:span></text:p>
      <text:p text:style-name="P38"><text:span text:style-name="T52">public:</text:span></text:p>
      <text:p text:style-name="P38"><text:span text:style-name="T52"><text:s text:c="4"/>trapeze() = default;</text:span></text:p>
      <text:p text:style-name="P38"><text:span text:style-name="T52"><text:s text:c="4"/>trapeze(point p1, point p2, point p3, point p4);</text:span></text:p>
      <text:p text:style-name="P38"><text:span text:style-name="T52"><text:tab/>trapeze(std::istream&amp; is){</text:span></text:p>
      <text:p text:style-name="P38"><text:span text:style-name="T52"><text:s text:c="8"/>is &gt;&gt; p1_ &gt;&gt; p2_ &gt;&gt; p3_ &gt;&gt; p4_;</text:span></text:p>
      <text:p text:style-name="P38"><text:span text:style-name="T52"><text:tab/>}</text:span></text:p>
      <text:p text:style-name="P38"><text:span text:style-name="T52"><text:s text:c="4"/>point center() const override;</text:span></text:p>
      <text:p text:style-name="P38"><text:span text:style-name="T52"><text:s text:c="4"/>double square() const override;</text:span></text:p>
      <text:p text:style-name="P38"><text:span text:style-name="T52"><text:s text:c="4"/>void print(std::ostream&amp; os) const override;</text:span></text:p>
      <text:p text:style-name="P38"><text:span text:style-name="T52"><text:s text:c="4"/></text:span></text:p>
      <text:p text:style-name="P38"><text:span text:style-name="T52">};</text:span></text:p>
      <text:p text:style-name="P38"><text:span text:style-name="T52"/></text:p>
      <text:p text:style-name="P29"><text:span text:style-name="T48">Ссылка на репозиторий на </text:span><text:span text:style-name="T56">GitHub</text:span></text:p>
      <text:p text:style-name="P29"><text:span text:style-name="T56"/></text:p>
      <text:p text:style-name="P22"><text:a xlink:type="simple" xlink:href="https://github.com/obydenkova/oop_exercise_03" text:style-name="Internet_20_link" text:visited-style-name="Visited_20_Internet_20_Link"><text:span text:style-name="Internet_20_link"><text:span text:style-name="T47">https://github.com/obydenkova/oop_exercise_03</text:span></text:span></text:a></text:p>
      <text:p text:style-name="P22"><text:span text:style-name="Internet_20_link"><text:span text:style-name="T47"/></text:span></text:p>
      <text:p text:style-name="P29"><text:span text:style-name="T48">Набор тестов</text:span></text:p>
      <text:p text:style-name="P14"><text:span text:style-name="T55">test_01.txt</text:span></text:p>
      <text:p text:style-name="P27"/>
      <text:p text:style-name="P27">&gt;add rectangle</text:p>
      <text:p text:style-name="P27">1 1 3 1 3 4 1 4</text:p>
      <text:p text:style-name="P27">&gt;add rectangle</text:p>
      <text:p text:style-name="P27">1 1 2 0 3 3 4 2</text:p>
      <text:p text:style-name="P27"><text:soft-page-break/>&gt;print square</text:p>
      <text:p text:style-name="P27">6</text:p>
      <text:p text:style-name="P27">4</text:p>
      <text:p text:style-name="P27">&gt;print tops</text:p>
      <text:p text:style-name="P27">rectangle: (1, 1) (3, 1) (3, 4) (1, 4) </text:p>
      <text:p text:style-name="P27">rectangle: (1, 1) (2, 0) (3, 3) (4, 2) </text:p>
      <text:p text:style-name="P27">&gt;print center</text:p>
      <text:p text:style-name="P27">(2, 2.5)</text:p>
      <text:p text:style-name="P27">(2.5, 1.5)</text:p>
      <text:p text:style-name="P27">&gt;exit</text:p>
      <text:p text:style-name="P27"/>
      <text:p text:style-name="P35"><text:span text:style-name="T55">test_02.txt</text:span></text:p>
      <text:p text:style-name="P27"/>
      <text:p text:style-name="P27">&gt;add quadrate</text:p>
      <text:p text:style-name="P27">1 1 3 3 1 3 3 1</text:p>
      <text:p text:style-name="P27">&gt;add quadrate </text:p>
      <text:p text:style-name="P27">2 0 1 1 2 2 3 1</text:p>
      <text:p text:style-name="P27">&gt;print square</text:p>
      <text:p text:style-name="P27">4</text:p>
      <text:p text:style-name="P27">2</text:p>
      <text:p text:style-name="P27">&gt;print tops</text:p>
      <text:p text:style-name="P27">quadrate: (1, 1) (3, 3) (1, 3) (3, 1) </text:p>
      <text:p text:style-name="P27">quadrate: (2, 0) (1, 1) (2, 2) (3, 1) </text:p>
      <text:p text:style-name="P27">&gt;print center</text:p>
      <text:p text:style-name="P27">(2, 2)</text:p>
      <text:p text:style-name="P27">(2, 1)</text:p>
      <text:p text:style-name="P27">&gt;exit</text:p>
      <text:p text:style-name="P27"/>
      <text:p text:style-name="P35"><text:span text:style-name="T55">test_03.txt</text:span></text:p>
      <text:p text:style-name="P27"/>
      <text:p text:style-name="P27">&gt;add trapeze</text:p>
      <text:p text:style-name="P27">1 2 5 5 9 5 11 2</text:p>
      <text:p text:style-name="P27">&gt;add trapeze</text:p>
      <text:p text:style-name="P27">3 4 6 4 7 0 0 0</text:p>
      <text:p text:style-name="P27">&gt;print square</text:p>
      <text:p text:style-name="P27">35.8013</text:p>
      <text:p text:style-name="P27">20</text:p>
      <text:p text:style-name="P27">&gt;print tops</text:p>
      <text:p text:style-name="P27">trapeze: (1 2) (5 5) (9 5) (11 2)</text:p>
      <text:p text:style-name="P27">trapeze: (3 4) (6 4) (7 0) (0 0)</text:p>
      <text:p text:style-name="P27">&gt;print center</text:p>
      <text:p text:style-name="P27">(4, 2)</text:p>
      <text:p text:style-name="P27">(6.5, 3.5)</text:p>
      <text:p text:style-name="P27">&gt;exit</text:p>
      <text:p text:style-name="P29"><text:span text:style-name="T51"/></text:p>
      <text:p text:style-name="P29"><text:soft-page-break/><text:span text:style-name="T51"/></text:p>
      <text:p text:style-name="P29"><text:span text:style-name="T48">Вывод</text:span></text:p>
      <text:p text:style-name="P26"><text:span text:style-name="T65">Наследование является одним из основополагающих принципов объектно-ориентированного программирования. В соответствии с ним, класс может использовать переменные и методы другого класса как свои собственные. Наследование полезно, поскольку оно позволяет структурировать и повторно использовать код, что, в свою очередь, может значительно ускорить процесс разработки и позволяет избежать дублирования лишнего года при написании классов.</text:span></text:p>
      <text:p text:style-name="P26"><text:span text:style-name="T65"/></text:p>
      <text:p text:style-name="P26"><text:span text:style-name="T65">Виртуальные функции нужны для обеспечения полиморфизма — одной из трёх основополагающих вещей объектно-ориентированного программирования. Они определяются в базовом классе, а любой порожденный класс может их переопределить. Данная функция очень удобна при реализации наследования классов. </text:span></text:p>
      <text:p text:style-name="P17"/>
      <text:p text:style-name="P17"/>
      <text:p text:style-name="P3"/>
      <text:p text:style-name="P21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OpenSymbol2" svg:font-family="OpenSymbol" style:font-adornments="Regular" style:font-pitch="variable" style:font-charset="x-symbol"/>
    <style:font-face style:name="Droid Sans Mono" svg:font-family="'Droid Sans Mono', monospace, monospace, 'Droid Sans Fallback'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family-generic="roman" style:font-pitch="variable" style:font-name-complex="OpenSymbol4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4" style:font-family-complex="OpenSymbol, 'Arial Unicode MS'" style:font-family-generic-complex="system" style:font-pitch-complex="variable"/>
    </style:style>
    <style:style style:name="WW8Num1z0" style:family="text">
      <style:text-properties style:font-name="Symbol" fo:font-family="Symbol" style:font-family-generic="roman" style:font-pitch="variable" style:font-name-complex="OpenSymbol4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4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OpenSymbol4" style:font-family-complex="OpenSymbol, 'Arial Unicode MS'" style:font-family-generic-complex="system" style:font-pitch-complex="variable"/>
    </style:style>
    <style:style style:name="WW8Num3z1" style:family="text">
      <style:text-properties style:font-name="OpenSymbol" fo:font-family="OpenSymbol, 'Arial Unicode MS'" style:font-family-generic="roman" style:font-pitch="variable" style:font-name-complex="OpenSymbol4" style:font-family-complex="OpenSymbol, 'Arial Unicode MS'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OpenSymbol4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4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4pt" style:font-size-asian="14pt" style:font-name-complex="OpenSymbol4" style:font-family-complex="OpenSymbol, 'Arial Unicode MS'" style:font-family-generic-complex="system" style:font-pitch-complex="variable" style:font-size-complex="14pt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4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4pt" style:font-size-asian="14pt" style:font-name-complex="OpenSymbol4" style:font-family-complex="OpenSymbol, 'Arial Unicode MS'" style:font-family-generic-complex="system" style:font-pitch-complex="variable" style:font-size-complex="14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4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fo:font-weight="normal" style:font-size-asian="14pt" style:font-weight-asian="normal"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fo:font-size="14pt" fo:font-weight="normal" style:font-size-asian="14pt" style:font-weight-asian="normal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/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variant="normal" fo:text-transform="none" fo:color="#000000" style:font-name="Times New Roman" fo:font-family="'Times New Roman'" style:font-family-generic="roman" style:font-pitch="variable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0:25:39</meta:creation-date>
    <dc:language>ru-RU</dc:language>
    <dc:date>2019-12-09T00:49:47.461723431</dc:date>
    <meta:editing-cycles>6</meta:editing-cycles>
    <meta:editing-duration>PT2H14M38S</meta:editing-duration>
    <meta:generator>LibreOffice/6.0.7.3$Linux_X86_64 LibreOffice_project/00m0$Build-3</meta:generator>
    <meta:document-statistic meta:table-count="1" meta:image-count="0" meta:object-count="0" meta:page-count="17" meta:paragraph-count="578" meta:word-count="2478" meta:character-count="17765" meta:non-whitespace-character-count="13222"/>
  </office:meta>
</office:document-meta>
</file>